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0.2252in"/>
    </style:style>
    <style:style style:name="co8" style:family="table-column">
      <style:table-column-properties fo:break-before="auto" style:column-width="0.2465in"/>
    </style:style>
    <style:style style:name="co9" style:family="table-column">
      <style:table-column-properties fo:break-before="auto" style:column-width="0.1925in"/>
    </style:style>
    <style:style style:name="co10" style:family="table-column">
      <style:table-column-properties fo:break-before="auto" style:column-width="0.3in"/>
    </style:style>
    <style:style style:name="co11" style:family="table-column">
      <style:table-column-properties fo:break-before="auto" style:column-width="0.20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ff950e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column table:style-name="co7" table:default-cell-style-name="Default"/>
        <table:table-column table:style-name="co6" table:number-columns-repeated="15" table:default-cell-style-name="Default"/>
        <table:table-column table:style-name="co8" table:number-columns-repeated="3" table:default-cell-style-name="ce1"/>
        <table:table-column table:style-name="co6" table:number-columns-repeated="12" table:default-cell-style-name="Default"/>
        <table:table-column table:style-name="co9" table:number-columns-repeated="3" table:default-cell-style-name="ce2"/>
        <table:table-column table:style-name="co6" table:number-columns-repeated="12" table:default-cell-style-name="Default"/>
        <table:table-column table:style-name="co10" table:number-columns-repeated="3" table:default-cell-style-name="ce1"/>
        <table:table-column table:style-name="co6" table:number-columns-repeated="11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4" table:number-columns-repeated="22" table:default-cell-style-name="Default"/>
        <table:table-row table:style-name="ro1">
          <table:table-cell office:value-type="string">
            <text:p>timestamp (abs)</text:p>
          </table:table-cell>
          <table:table-cell office:value-type="string">
            <text:p>sample rate (Hz)</text:p>
          </table:table-cell>
          <table:table-cell office:value-type="string">
            <text:p>Channel-0</text:p>
          </table:table-cell>
          <table:table-cell table:number-columns-repeated="10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3]-[.A2]" office:value-type="float" office:value="1324">
            <text:p>1324</text:p>
          </table:table-cell>
          <table:table-cell table:formula="of:=(IF([.C2]=0;(IF(([.A3]-[.A2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1324">
            <text:p>1324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4]-[.A3]" office:value-type="float" office:value="15">
            <text:p>15</text:p>
          </table:table-cell>
          <table:table-cell table:formula="of:=(IF([.C3]=0;(IF(([.A4]-[.A3])&gt;10;1;0));&quot;&quot;))" office:value-type="float" office:value="1">
            <text:p>1</text:p>
          </table:table-cell>
          <table:table-cell/>
          <table:table-cell office:value-type="string">
            <text:p>CU-&gt;SW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number-columns-repeated="3"/>
          <table:table-cell table:style-name="ce4" table:formula="of:=[.P3]*1+[.O3]*2+[.N3]*4+[.M3]*8" office:value-type="float" office:value="2">
            <text:p>2</text:p>
          </table:table-cell>
          <table:table-cell table:number-columns-repeated="83"/>
        </table:table-row>
        <table:table-row table:style-name="ro2">
          <table:table-cell office:value-type="float" office:value="1339">
            <text:p>1339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5]-[.A4]" office:value-type="float" office:value="9">
            <text:p>9</text:p>
          </table:table-cell>
          <table:table-cell table:formula="of:=(IF([.C4]=0;(IF(([.A5]-[.A4])&gt;10;1;0));&quot;&quot;))">
            <text:p/>
          </table:table-cell>
          <table:table-cell/>
          <table:table-cell office:value-type="string">
            <text:p>SW-&gt;CU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5" table:formula="of:=[.P4]*1+[.O4]*2+[.N4]*4+[.M4]*8" office:value-type="float" office:value="10">
            <text:p>10</text:p>
          </table:table-cell>
          <table:table-cell table:number-columns-repeated="83"/>
        </table:table-row>
        <table:table-row table:style-name="ro2">
          <table:table-cell office:value-type="float" office:value="1348">
            <text:p>1348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6]-[.A5]" office:value-type="float" office:value="15">
            <text:p>15</text:p>
          </table:table-cell>
          <table:table-cell table:formula="of:=(IF([.C5]=0;(IF(([.A6]-[.A5])&gt;10;1;0));&quot;&quot;))" office:value-type="float" office:value="1">
            <text:p>1</text:p>
          </table:table-cell>
          <table:table-cell table:number-columns-repeated="3"/>
          <table:table-cell table:style-name="ce2" table:number-columns-repeated="4"/>
          <table:table-cell table:number-columns-repeated="4"/>
          <table:table-cell table:style-name="ce2" table:number-columns-repeated="5"/>
          <table:table-cell table:number-columns-repeated="84"/>
        </table:table-row>
        <table:table-row table:style-name="ro2">
          <table:table-cell office:value-type="float" office:value="1363">
            <text:p>1363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7]-[.A6]" office:value-type="float" office:value="3">
            <text:p>3</text:p>
          </table:table-cell>
          <table:table-cell table:formula="of:=(IF([.C6]=0;(IF(([.A7]-[.A6])&gt;10;1;0));&quot;&quot;))">
            <text:p/>
          </table:table-cell>
          <table:table-cell/>
          <table:table-cell office:value-type="string">
            <text:p>DOWN </text:p>
          </table:table-cell>
          <table:table-cell/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style-name="ce2" table:number-columns-repeated="2"/>
          <table:table-cell table:style-name="ce4" table:formula="of:=[.P6]*1+[.O6]*2+[.N6]*4+[.M6]*8" office:value-type="float" office:value="2">
            <text:p>2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/>
          <table:table-cell table:style-name="ce7" table:formula="of:=[.AE6]*1+[.AD6]*2+[.AC6]*4+[.AB6]*8" office:value-type="float" office:value="8">
            <text:p>8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/>
          <table:table-cell table:style-name="ce7" table:formula="of:=[.AT6]*1+[.AS6]*2+[.AR6]*4+[.AQ6]*8" office:value-type="float" office:value="8">
            <text:p>8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/>
          <table:table-cell table:style-name="ce7" table:formula="of:=[.BI6]*1+[.BH6]*2+[.BG6]*4+[.BF6]*8" office:value-type="float" office:value="8">
            <text:p>8</text:p>
          </table:table-cell>
          <table:table-cell/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style-name="ce2"/>
          <table:table-cell/>
          <table:table-cell table:style-name="ce4" table:formula="of:=[.BX6]*1+[.BW6]*2+[.BV6]*4+[.BU6]*8" office:value-type="float" office:value="2">
            <text:p>2</text:p>
          </table:table-cell>
          <table:table-cell table:number-columns-repeated="23"/>
        </table:table-row>
        <table:table-row table:style-name="ro2">
          <table:table-cell office:value-type="float" office:value="1366">
            <text:p>1366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8]-[.A7]" office:value-type="float" office:value="16">
            <text:p>16</text:p>
          </table:table-cell>
          <table:table-cell table:formula="of:=(IF([.C7]=0;(IF(([.A8]-[.A7])&gt;10;1;0));&quot;&quot;))" office:value-type="float" office:value="1">
            <text:p>1</text:p>
          </table:table-cell>
          <table:table-cell table:number-columns-repeated="3"/>
          <table:table-cell table:style-name="ce2" table:number-columns-repeated="4"/>
          <table:table-cell table:number-columns-repeated="4"/>
          <table:table-cell table:style-name="ce2" table:number-columns-repeated="5"/>
          <table:table-cell table:number-columns-repeated="2"/>
          <table:table-cell table:style-name="ce2" table:number-columns-repeated="4"/>
          <table:table-cell table:number-columns-repeated="4"/>
          <table:table-cell table:style-name="ce2" table:number-columns-repeated="4"/>
          <table:table-cell/>
          <table:table-cell table:style-name="Default"/>
          <table:table-cell/>
          <table:table-cell table:style-name="ce2" table:number-columns-repeated="4"/>
          <table:table-cell table:number-columns-repeated="4"/>
          <table:table-cell table:style-name="ce2" table:number-columns-repeated="4"/>
          <table:table-cell/>
          <table:table-cell table:style-name="Default"/>
          <table:table-cell/>
          <table:table-cell table:style-name="ce2" table:number-columns-repeated="4"/>
          <table:table-cell table:number-columns-repeated="4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4"/>
          <table:table-cell table:style-name="ce2" table:number-columns-repeated="4"/>
          <table:table-cell table:number-columns-repeated="25"/>
        </table:table-row>
        <table:table-row table:style-name="ro2">
          <table:table-cell office:value-type="float" office:value="1382">
            <text:p>1382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9]-[.A8]" office:value-type="float" office:value="3">
            <text:p>3</text:p>
          </table:table-cell>
          <table:table-cell table:formula="of:=(IF([.C8]=0;(IF(([.A9]-[.A8])&gt;10;1;0));&quot;&quot;))">
            <text:p/>
          </table:table-cell>
          <table:table-cell/>
          <table:table-cell office:value-type="string">
            <text:p>LEFT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5" table:formula="of:=[.P8]*1+[.O8]*2+[.N8]*4+[.M8]*8" office:value-type="float" office:value="10">
            <text:p>10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/>
          <table:table-cell table:style-name="ce5" table:formula="of:=[.AE8]*1+[.AD8]*2+[.AC8]*4+[.AB8]*8" office:value-type="float" office:value="10">
            <text:p>10</text:p>
          </table:table-cell>
          <table:table-cell/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style-name="ce2"/>
          <table:table-cell/>
          <table:table-cell table:style-name="ce4" table:formula="of:=[.AT8]*1+[.AS8]*2+[.AR8]*4+[.AQ8]*8" office:value-type="float" office:value="2">
            <text:p>2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/>
          <table:table-cell table:style-name="ce5" table:formula="of:=[.BI8]*1+[.BH8]*2+[.BG8]*4+[.BF8]*8" office:value-type="float" office:value="10">
            <text:p>10</text:p>
          </table:table-cell>
          <table:table-cell/>
          <table:table-cell table:style-name="ce2" table:number-columns-repeated="4"/>
          <table:table-cell table:number-columns-repeated="4"/>
          <table:table-cell table:style-name="ce2" table:number-columns-repeated="4"/>
          <table:table-cell table:number-columns-repeated="25"/>
        </table:table-row>
        <table:table-row table:style-name="ro2">
          <table:table-cell office:value-type="float" office:value="1385">
            <text:p>1385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10]-[.A9]" office:value-type="float" office:value="3">
            <text:p>3</text:p>
          </table:table-cell>
          <table:table-cell table:formula="of:=(IF([.C9]=0;(IF(([.A10]-[.A9])&gt;10;1;0));&quot;&quot;))" office:value-type="float" office:value="0">
            <text:p>0</text:p>
          </table:table-cell>
          <table:table-cell table:number-columns-repeated="3"/>
          <table:table-cell table:style-name="ce2" table:number-columns-repeated="4"/>
          <table:table-cell table:number-columns-repeated="4"/>
          <table:table-cell table:style-name="ce2" table:number-columns-repeated="5"/>
          <table:table-cell table:number-columns-repeated="2"/>
          <table:table-cell table:style-name="ce2" table:number-columns-repeated="4"/>
          <table:table-cell table:number-columns-repeated="4"/>
          <table:table-cell table:style-name="ce2" table:number-columns-repeated="4"/>
          <table:table-cell/>
          <table:table-cell table:style-name="Default"/>
          <table:table-cell/>
          <table:table-cell table:style-name="ce2" table:number-columns-repeated="4"/>
          <table:table-cell table:number-columns-repeated="4"/>
          <table:table-cell table:style-name="ce2" table:number-columns-repeated="4"/>
          <table:table-cell/>
          <table:table-cell table:style-name="Default"/>
          <table:table-cell/>
          <table:table-cell table:style-name="ce2" table:number-columns-repeated="4"/>
          <table:table-cell table:number-columns-repeated="4"/>
          <table:table-cell table:style-name="ce2" table:number-columns-repeated="4"/>
          <table:table-cell table:number-columns-repeated="3"/>
          <table:table-cell table:style-name="ce2"/>
          <table:table-cell table:number-columns-repeated="2"/>
          <table:table-cell table:style-name="ce2" table:number-columns-repeated="4"/>
          <table:table-cell table:number-columns-repeated="4"/>
          <table:table-cell table:style-name="ce2" table:number-columns-repeated="4"/>
          <table:table-cell table:style-name="ce1"/>
          <table:table-cell/>
          <table:table-cell table:style-name="ce1"/>
          <table:table-cell table:style-name="ce2" table:number-columns-repeated="4"/>
          <table:table-cell table:number-columns-repeated="4"/>
          <table:table-cell table:style-name="ce2" table:number-columns-repeated="5"/>
          <table:table-cell table:formula="of:=[.CP9]*1+[.CO9]*2+[.CN9]*4+[.CM9]*8" office:value-type="float" office:value="0">
            <text:p>0</text:p>
          </table:table-cell>
          <table:table-cell table:style-name="ce2" table:number-columns-repeated="5"/>
        </table:table-row>
        <table:table-row table:style-name="ro2">
          <table:table-cell office:value-type="float" office:value="1388">
            <text:p>1388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11]-[.A10]" office:value-type="float" office:value="15">
            <text:p>15</text:p>
          </table:table-cell>
          <table:table-cell table:formula="of:=(IF([.C10]=0;(IF(([.A11]-[.A10])&gt;10;1;0));&quot;&quot;))">
            <text:p/>
          </table:table-cell>
          <table:table-cell/>
          <table:table-cell office:value-type="string">
            <text:p>RIGHT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table:number-columns-repeated="2"/>
          <table:table-cell table:style-name="ce6" table:formula="of:=[.P10]*1+[.O10]*2+[.N10]*4+[.M10]*8" office:value-type="float" office:value="4">
            <text:p>4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/>
          <table:table-cell/>
          <table:table-cell table:style-name="ce6" table:formula="of:=[.AE10]*1+[.AD10]*2+[.AC10]*4+[.AB10]*8" office:value-type="float" office:value="4">
            <text:p>4</text:p>
          </table:table-cell>
          <table:table-cell/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style-name="ce2"/>
          <table:table-cell/>
          <table:table-cell table:style-name="ce4" table:formula="of:=[.AT10]*1+[.AS10]*2+[.AR10]*4+[.AQ10]*8" office:value-type="float" office:value="2">
            <text:p>2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/>
          <table:table-cell/>
          <table:table-cell table:style-name="ce6" table:formula="of:=[.BI10]*1+[.BH10]*2+[.BG10]*4+[.BF10]*8" office:value-type="float" office:value="4">
            <text:p>4</text:p>
          </table:table-cell>
          <table:table-cell/>
          <table:table-cell table:style-name="ce2" table:number-columns-repeated="4"/>
          <table:table-cell table:number-columns-repeated="4"/>
          <table:table-cell table:style-name="ce2" table:number-columns-repeated="4"/>
          <table:table-cell table:number-columns-repeated="25"/>
        </table:table-row>
        <table:table-row table:style-name="ro2">
          <table:table-cell office:value-type="float" office:value="1403">
            <text:p>1403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12]-[.A11]" office:value-type="float" office:value="3">
            <text:p>3</text:p>
          </table:table-cell>
          <table:table-cell table:formula="of:=(IF([.C11]=0;(IF(([.A12]-[.A11])&gt;10;1;0));&quot;&quot;))" office:value-type="float" office:value="0">
            <text:p>0</text:p>
          </table:table-cell>
          <table:table-cell table:number-columns-repeated="3"/>
          <table:table-cell table:style-name="ce2" table:number-columns-repeated="4"/>
          <table:table-cell table:number-columns-repeated="4"/>
          <table:table-cell table:style-name="ce2" table:number-columns-repeated="5"/>
          <table:table-cell table:number-columns-repeated="2"/>
          <table:table-cell table:style-name="ce2" table:number-columns-repeated="4"/>
          <table:table-cell table:number-columns-repeated="4"/>
          <table:table-cell table:style-name="ce2" table:number-columns-repeated="4"/>
          <table:table-cell/>
          <table:table-cell table:style-name="Default"/>
          <table:table-cell/>
          <table:table-cell table:style-name="ce2" table:number-columns-repeated="4"/>
          <table:table-cell table:number-columns-repeated="4"/>
          <table:table-cell table:style-name="ce2" table:number-columns-repeated="4"/>
          <table:table-cell/>
          <table:table-cell table:style-name="Default"/>
          <table:table-cell/>
          <table:table-cell table:style-name="ce2" table:number-columns-repeated="4"/>
          <table:table-cell table:number-columns-repeated="4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4"/>
          <table:table-cell table:style-name="ce2" table:number-columns-repeated="4"/>
          <table:table-cell table:number-columns-repeated="25"/>
        </table:table-row>
        <table:table-row table:style-name="ro2">
          <table:table-cell office:value-type="float" office:value="1406">
            <text:p>1406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13]-[.A12]" office:value-type="float" office:value="9">
            <text:p>9</text:p>
          </table:table-cell>
          <table:table-cell table:formula="of:=(IF([.C12]=0;(IF(([.A13]-[.A12])&gt;10;1;0));&quot;&quot;))">
            <text:p/>
          </table:table-cell>
          <table:table-cell/>
          <table:table-cell office:value-type="string">
            <text:p>UP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table:number-columns-repeated="2"/>
          <table:table-cell table:style-name="ce5" table:formula="of:=[.P12]*1+[.O12]*2+[.N12]*4+[.M12]*8" office:value-type="float" office:value="10">
            <text:p>10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/>
          <table:table-cell/>
          <table:table-cell table:style-name="ce4" table:formula="of:=[.AE12]*1+[.AD12]*2+[.AC12]*4+[.AB12]*8" office:value-type="float" office:value="2">
            <text:p>2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/>
          <table:table-cell/>
          <table:table-cell table:style-name="ce5" table:formula="of:=[.AT12]*1+[.AS12]*2+[.AR12]*4+[.AQ12]*8" office:value-type="float" office:value="10">
            <text:p>10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/>
          <table:table-cell/>
          <table:table-cell table:style-name="ce5" table:formula="of:=[.BI12]*1+[.BH12]*2+[.BG12]*4+[.BF12]*8" office:value-type="float" office:value="10">
            <text:p>10</text:p>
          </table:table-cell>
          <table:table-cell/>
          <table:table-cell table:style-name="ce2" table:number-columns-repeated="4"/>
          <table:table-cell table:number-columns-repeated="4"/>
          <table:table-cell table:style-name="ce2" table:number-columns-repeated="4"/>
          <table:table-cell table:number-columns-repeated="25"/>
        </table:table-row>
        <table:table-row table:style-name="ro2">
          <table:table-cell office:value-type="float" office:value="1415">
            <text:p>1415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14]-[.A13]" office:value-type="float" office:value="3">
            <text:p>3</text:p>
          </table:table-cell>
          <table:table-cell table:formula="of:=(IF([.C13]=0;(IF(([.A14]-[.A13])&gt;10;1;0));&quot;&quot;))" office:value-type="float" office:value="0">
            <text:p>0</text:p>
          </table:table-cell>
          <table:table-cell table:number-columns-repeated="3"/>
          <table:table-cell table:style-name="ce2" table:number-columns-repeated="4"/>
          <table:table-cell table:number-columns-repeated="4"/>
          <table:table-cell table:style-name="ce2" table:number-columns-repeated="5"/>
          <table:table-cell table:number-columns-repeated="2"/>
          <table:table-cell table:style-name="ce2" table:number-columns-repeated="4"/>
          <table:table-cell table:number-columns-repeated="4"/>
          <table:table-cell table:style-name="ce2" table:number-columns-repeated="4"/>
          <table:table-cell/>
          <table:table-cell table:style-name="Default"/>
          <table:table-cell/>
          <table:table-cell table:style-name="ce2" table:number-columns-repeated="4"/>
          <table:table-cell table:number-columns-repeated="4"/>
          <table:table-cell table:style-name="ce2" table:number-columns-repeated="4"/>
          <table:table-cell/>
          <table:table-cell table:style-name="Default"/>
          <table:table-cell/>
          <table:table-cell table:style-name="ce2" table:number-columns-repeated="4"/>
          <table:table-cell table:number-columns-repeated="4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4"/>
          <table:table-cell table:style-name="ce2" table:number-columns-repeated="4"/>
          <table:table-cell table:number-columns-repeated="25"/>
        </table:table-row>
        <table:table-row table:style-name="ro2">
          <table:table-cell office:value-type="float" office:value="1418">
            <text:p>1418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15]-[.A14]" office:value-type="float" office:value="6">
            <text:p>6</text:p>
          </table:table-cell>
          <table:table-cell table:formula="of:=(IF([.C14]=0;(IF(([.A15]-[.A14])&gt;10;1;0));&quot;&quot;))">
            <text:p/>
          </table:table-cell>
          <table:table-cell/>
          <table:table-cell office:value-type="string">
            <text:p>VOLUMEDOWN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/>
          <table:table-cell table:style-name="ce6" table:formula="of:=[.P14]*1+[.O14]*2+[.N14]*4+[.M14]*8" office:value-type="float" office:value="4">
            <text:p>4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/>
          <table:table-cell table:style-name="ce6" table:formula="of:=[.AE14]*1+[.AD14]*2+[.AC14]*4+[.AB14]*8" office:value-type="float" office:value="4">
            <text:p>4</text:p>
          </table:table-cell>
          <table:table-cell/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style-name="ce2"/>
          <table:table-cell/>
          <table:table-cell table:style-name="ce4" table:formula="of:=[.AT14]*1+[.AS14]*2+[.AR14]*4+[.AQ14]*8" office:value-type="float" office:value="2">
            <text:p>2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/>
          <table:table-cell table:style-name="ce6" table:formula="of:=[.BI14]*1+[.BH14]*2+[.BG14]*4+[.BF14]*8" office:value-type="float" office:value="4">
            <text:p>4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/>
          <table:table-cell table:style-name="ce6" table:formula="of:=[.BX14]*1+[.BW14]*2+[.BV14]*4+[.BU14]*8" office:value-type="float" office:value="4">
            <text:p>4</text:p>
          </table:table-cell>
          <table:table-cell table:number-columns-repeated="23"/>
        </table:table-row>
        <table:table-row table:style-name="ro2">
          <table:table-cell office:value-type="float" office:value="1424">
            <text:p>1424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16]-[.A15]" office:value-type="float" office:value="12">
            <text:p>12</text:p>
          </table:table-cell>
          <table:table-cell table:formula="of:=(IF([.C15]=0;(IF(([.A16]-[.A15])&gt;10;1;0));&quot;&quot;))" office:value-type="float" office:value="1">
            <text:p>1</text:p>
          </table:table-cell>
          <table:table-cell table:number-columns-repeated="3"/>
          <table:table-cell table:style-name="ce2" table:number-columns-repeated="4"/>
          <table:table-cell table:number-columns-repeated="4"/>
          <table:table-cell table:style-name="ce2" table:number-columns-repeated="5"/>
          <table:table-cell table:number-columns-repeated="2"/>
          <table:table-cell table:style-name="ce2" table:number-columns-repeated="4"/>
          <table:table-cell table:number-columns-repeated="4"/>
          <table:table-cell table:style-name="ce2" table:number-columns-repeated="4"/>
          <table:table-cell/>
          <table:table-cell table:style-name="Default"/>
          <table:table-cell/>
          <table:table-cell table:style-name="ce2" table:number-columns-repeated="4"/>
          <table:table-cell table:number-columns-repeated="4"/>
          <table:table-cell table:style-name="ce2" table:number-columns-repeated="4"/>
          <table:table-cell/>
          <table:table-cell table:style-name="Default"/>
          <table:table-cell/>
          <table:table-cell table:style-name="ce2" table:number-columns-repeated="4"/>
          <table:table-cell table:number-columns-repeated="4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4"/>
          <table:table-cell table:style-name="ce2" table:number-columns-repeated="4"/>
          <table:table-cell table:number-columns-repeated="25"/>
        </table:table-row>
        <table:table-row table:style-name="ro2">
          <table:table-cell office:value-type="float" office:value="1436">
            <text:p>1436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17]-[.A16]" office:value-type="float" office:value="9">
            <text:p>9</text:p>
          </table:table-cell>
          <table:table-cell table:formula="of:=(IF([.C16]=0;(IF(([.A17]-[.A16])&gt;10;1;0));&quot;&quot;))">
            <text:p/>
          </table:table-cell>
          <table:table-cell/>
          <table:table-cell office:value-type="string">
            <text:p>VOLUMEUP</text:p>
          </table:table-cell>
          <table:table-cell/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style-name="ce2" table:number-columns-repeated="2"/>
          <table:table-cell table:style-name="ce4" table:formula="of:=[.P16]*1+[.O16]*2+[.N16]*4+[.M16]*8" office:value-type="float" office:value="2">
            <text:p>2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/>
          <table:table-cell/>
          <table:table-cell table:style-name="ce8" table:formula="of:=[.AE16]*1+[.AD16]*2+[.AC16]*4+[.AB16]*8" office:value-type="float" office:value="9">
            <text:p>9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/>
          <table:table-cell/>
          <table:table-cell table:style-name="ce8" table:formula="of:=[.AT16]*1+[.AS16]*2+[.AR16]*4+[.AQ16]*8" office:value-type="float" office:value="9">
            <text:p>9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/>
          <table:table-cell/>
          <table:table-cell table:style-name="ce8" table:formula="of:=[.BI16]*1+[.BH16]*2+[.BG16]*4+[.BF16]*8" office:value-type="float" office:value="9">
            <text:p>9</text:p>
          </table:table-cell>
          <table:table-cell/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style-name="ce2"/>
          <table:table-cell/>
          <table:table-cell table:style-name="ce4" table:formula="of:=[.BX16]*1+[.BW16]*2+[.BV16]*4+[.BU16]*8" office:value-type="float" office:value="2">
            <text:p>2</text:p>
          </table:table-cell>
          <table:table-cell table:number-columns-repeated="23"/>
        </table:table-row>
        <table:table-row table:style-name="ro2">
          <table:table-cell office:value-type="float" office:value="1445">
            <text:p>1445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18]-[.A17]" office:value-type="float" office:value="3">
            <text:p>3</text:p>
          </table:table-cell>
          <table:table-cell table:formula="of:=(IF([.C17]=0;(IF(([.A18]-[.A17])&gt;10;1;0));&quot;&quot;))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59"/>
          <table:table-cell table:style-name="ce9" table:number-columns-repeated="4"/>
          <table:table-cell table:style-name="ce10" table:number-columns-repeated="4"/>
          <table:table-cell table:style-name="ce9" table:number-columns-repeated="3"/>
          <table:table-cell table:number-columns-repeated="26"/>
        </table:table-row>
        <table:table-row table:style-name="ro2">
          <table:table-cell office:value-type="float" office:value="1448">
            <text:p>1448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19]-[.A18]" office:value-type="float" office:value="3">
            <text:p>3</text:p>
          </table:table-cell>
          <table:table-cell table:formula="of:=(IF([.C18]=0;(IF(([.A19]-[.A18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1451">
            <text:p>1451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20]-[.A19]" office:value-type="float" office:value="3">
            <text:p>3</text:p>
          </table:table-cell>
          <table:table-cell table:formula="of:=(IF([.C19]=0;(IF(([.A20]-[.A1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1454">
            <text:p>1454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21]-[.A20]" office:value-type="float" office:value="6">
            <text:p>6</text:p>
          </table:table-cell>
          <table:table-cell table:formula="of:=(IF([.C20]=0;(IF(([.A21]-[.A20])&gt;10;1;0));&quot;&quot;))">
            <text:p/>
          </table:table-cell>
          <table:table-cell/>
          <table:table-cell office:value-type="string">
            <text:p>CU-&gt;SW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/>
          <table:table-cell table:number-columns-repeated="86"/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22]-[.A21]" office:value-type="float" office:value="3">
            <text:p>3</text:p>
          </table:table-cell>
          <table:table-cell table:formula="of:=(IF([.C21]=0;(IF(([.A22]-[.A21])&gt;10;1;0));&quot;&quot;))" office:value-type="float" office:value="0">
            <text:p>0</text:p>
          </table:table-cell>
          <table:table-cell/>
          <table:table-cell office:value-type="string">
            <text:p>SW-&gt;CU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86"/>
        </table:table-row>
        <table:table-row table:style-name="ro2">
          <table:table-cell office:value-type="float" office:value="1463">
            <text:p>1463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23]-[.A22]" office:value-type="float" office:value="3">
            <text:p>3</text:p>
          </table:table-cell>
          <table:table-cell table:formula="of:=(IF([.C22]=0;(IF(([.A23]-[.A22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1466">
            <text:p>1466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24]-[.A23]" office:value-type="float" office:value="3">
            <text:p>3</text:p>
          </table:table-cell>
          <table:table-cell table:formula="of:=(IF([.C23]=0;(IF(([.A24]-[.A23])&gt;10;1;0));&quot;&quot;))" office:value-type="float" office:value="0">
            <text:p>0</text:p>
          </table:table-cell>
          <table:table-cell/>
          <table:table-cell office:value-type="string">
            <text:p>UP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86"/>
        </table:table-row>
        <table:table-row table:style-name="ro2">
          <table:table-cell office:value-type="float" office:value="1469">
            <text:p>1469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25]-[.A24]" office:value-type="float" office:value="249">
            <text:p>249</text:p>
          </table:table-cell>
          <table:table-cell table:formula="of:=(IF([.C24]=0;(IF(([.A25]-[.A24])&gt;10;1;0));&quot;&quot;))">
            <text:p/>
          </table:table-cell>
          <table:table-cell/>
          <table:table-cell office:value-type="string">
            <text:p>DOWN 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85"/>
        </table:table-row>
        <table:table-row table:style-name="ro2">
          <table:table-cell office:value-type="float" office:value="1718">
            <text:p>1718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26]-[.A25]" office:value-type="float" office:value="15">
            <text:p>15</text:p>
          </table:table-cell>
          <table:table-cell table:formula="of:=(IF([.C25]=0;(IF(([.A26]-[.A25])&gt;10;1;0));&quot;&quot;))" office:value-type="float" office:value="1">
            <text:p>1</text:p>
          </table:table-cell>
          <table:table-cell/>
          <table:table-cell office:value-type="string">
            <text:p>LEFT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87"/>
        </table:table-row>
        <table:table-row table:style-name="ro2">
          <table:table-cell office:value-type="float" office:value="1733">
            <text:p>1733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27]-[.A26]" office:value-type="float" office:value="9">
            <text:p>9</text:p>
          </table:table-cell>
          <table:table-cell table:formula="of:=(IF([.C26]=0;(IF(([.A27]-[.A26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1742">
            <text:p>1742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28]-[.A27]" office:value-type="float" office:value="15">
            <text:p>15</text:p>
          </table:table-cell>
          <table:table-cell table:formula="of:=(IF([.C27]=0;(IF(([.A28]-[.A27])&gt;10;1;0));&quot;&quot;))" office:value-type="float" office:value="1">
            <text:p>1</text:p>
          </table:table-cell>
          <table:table-cell/>
          <table:table-cell office:value-type="string">
            <text:p>VOLUMEUP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86"/>
        </table:table-row>
        <table:table-row table:style-name="ro2">
          <table:table-cell office:value-type="float" office:value="1757">
            <text:p>1757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29]-[.A28]" office:value-type="float" office:value="3">
            <text:p>3</text:p>
          </table:table-cell>
          <table:table-cell table:formula="of:=(IF([.C28]=0;(IF(([.A29]-[.A28])&gt;10;1;0));&quot;&quot;))">
            <text:p/>
          </table:table-cell>
          <table:table-cell/>
          <table:table-cell office:value-type="string">
            <text:p>VOLUMEDOWN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85"/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30]-[.A29]" office:value-type="float" office:value="15">
            <text:p>15</text:p>
          </table:table-cell>
          <table:table-cell table:formula="of:=(IF([.C29]=0;(IF(([.A30]-[.A29])&gt;10;1;0));&quot;&quot;))" office:value-type="float" office:value="1">
            <text:p>1</text:p>
          </table:table-cell>
          <table:table-cell/>
          <table:table-cell office:value-type="string">
            <text:p>RIGHT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86"/>
        </table:table-row>
        <table:table-row table:style-name="ro2">
          <table:table-cell office:value-type="float" office:value="1775">
            <text:p>1775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31]-[.A30]" office:value-type="float" office:value="3">
            <text:p>3</text:p>
          </table:table-cell>
          <table:table-cell table:formula="of:=(IF([.C30]=0;(IF(([.A31]-[.A30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1778">
            <text:p>1778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32]-[.A31]" office:value-type="float" office:value="3">
            <text:p>3</text:p>
          </table:table-cell>
          <table:table-cell table:formula="of:=(IF([.C31]=0;(IF(([.A32]-[.A31])&gt;10;1;0));&quot;&quot;))" office:value-type="float" office:value="0">
            <text:p>0</text:p>
          </table:table-cell>
          <table:table-cell/>
          <table:table-cell office:value-type="string">
            <text:p>DOWN 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85"/>
        </table:table-row>
        <table:table-row table:style-name="ro2">
          <table:table-cell office:value-type="float" office:value="1781">
            <text:p>1781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33]-[.A32]" office:value-type="float" office:value="3">
            <text:p>3</text:p>
          </table:table-cell>
          <table:table-cell table:formula="of:=(IF([.C32]=0;(IF(([.A33]-[.A32])&gt;10;1;0));&quot;&quot;))">
            <text:p/>
          </table:table-cell>
          <table:table-cell/>
          <table:table-cell office:value-type="string">
            <text:p>LEFT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87"/>
        </table:table-row>
        <table:table-row table:style-name="ro2">
          <table:table-cell office:value-type="float" office:value="1784">
            <text:p>1784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34]-[.A33]" office:value-type="float" office:value="12">
            <text:p>12</text:p>
          </table:table-cell>
          <table:table-cell table:formula="of:=(IF([.C33]=0;(IF(([.A34]-[.A33])&gt;10;1;0));&quot;&quot;))" office:value-type="float" office:value="1">
            <text:p>1</text:p>
          </table:table-cell>
          <table:table-cell/>
          <table:table-cell office:value-type="string">
            <text:p>RIGHT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86"/>
        </table:table-row>
        <table:table-row table:style-name="ro2">
          <table:table-cell office:value-type="float" office:value="1796">
            <text:p>1796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35]-[.A34]" office:value-type="float" office:value="3">
            <text:p>3</text:p>
          </table:table-cell>
          <table:table-cell table:formula="of:=(IF([.C34]=0;(IF(([.A35]-[.A34])&gt;10;1;0));&quot;&quot;))">
            <text:p/>
          </table:table-cell>
          <table:table-cell/>
          <table:table-cell office:value-type="string">
            <text:p>UP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86"/>
        </table:table-row>
        <table:table-row table:style-name="ro2">
          <table:table-cell office:value-type="float" office:value="1799">
            <text:p>1799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36]-[.A35]" office:value-type="float" office:value="10">
            <text:p>10</text:p>
          </table:table-cell>
          <table:table-cell table:formula="of:=(IF([.C35]=0;(IF(([.A36]-[.A35])&gt;10;1;0));&quot;&quot;))" office:value-type="float" office:value="0">
            <text:p>0</text:p>
          </table:table-cell>
          <table:table-cell/>
          <table:table-cell office:value-type="string">
            <text:p>VOLUMEDOWN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85"/>
        </table:table-row>
        <table:table-row table:style-name="ro2">
          <table:table-cell office:value-type="float" office:value="1809">
            <text:p>1809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37]-[.A36]" office:value-type="float" office:value="2">
            <text:p>2</text:p>
          </table:table-cell>
          <table:table-cell table:formula="of:=(IF([.C36]=0;(IF(([.A37]-[.A36])&gt;10;1;0));&quot;&quot;))">
            <text:p/>
          </table:table-cell>
          <table:table-cell/>
          <table:table-cell office:value-type="string">
            <text:p>VOLUMEUP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/>
          <table:table-cell table:number-columns-repeated="85"/>
        </table:table-row>
        <table:table-row table:style-name="ro2">
          <table:table-cell office:value-type="float" office:value="1811">
            <text:p>1811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38]-[.A37]" office:value-type="float" office:value="4">
            <text:p>4</text:p>
          </table:table-cell>
          <table:table-cell table:formula="of:=(IF([.C37]=0;(IF(([.A38]-[.A3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1815">
            <text:p>1815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39]-[.A38]" office:value-type="float" office:value="3">
            <text:p>3</text:p>
          </table:table-cell>
          <table:table-cell table:formula="of:=(IF([.C38]=0;(IF(([.A39]-[.A38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1818">
            <text:p>1818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40]-[.A39]" office:value-type="float" office:value="12">
            <text:p>12</text:p>
          </table:table-cell>
          <table:table-cell table:formula="of:=(IF([.C39]=0;(IF(([.A40]-[.A39])&gt;10;1;0));&quot;&quot;))" office:value-type="float" office:value="1">
            <text:p>1</text:p>
          </table:table-cell>
          <table:table-cell table:number-columns-repeated="100"/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41]-[.A40]" office:value-type="float" office:value="6">
            <text:p>6</text:p>
          </table:table-cell>
          <table:table-cell table:formula="of:=(IF([.C40]=0;(IF(([.A41]-[.A40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1836">
            <text:p>1836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42]-[.A41]" office:value-type="float" office:value="3">
            <text:p>3</text:p>
          </table:table-cell>
          <table:table-cell table:formula="of:=(IF([.C41]=0;(IF(([.A42]-[.A4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1839">
            <text:p>1839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43]-[.A42]" office:value-type="float" office:value="9">
            <text:p>9</text:p>
          </table:table-cell>
          <table:table-cell table:formula="of:=(IF([.C42]=0;(IF(([.A43]-[.A42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1848">
            <text:p>1848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44]-[.A43]" office:value-type="float" office:value="3">
            <text:p>3</text:p>
          </table:table-cell>
          <table:table-cell table:formula="of:=(IF([.C43]=0;(IF(([.A44]-[.A4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1851">
            <text:p>1851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45]-[.A44]" office:value-type="float" office:value="6">
            <text:p>6</text:p>
          </table:table-cell>
          <table:table-cell table:formula="of:=(IF([.C44]=0;(IF(([.A45]-[.A44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1857">
            <text:p>1857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46]-[.A45]" office:value-type="float" office:value="3">
            <text:p>3</text:p>
          </table:table-cell>
          <table:table-cell table:formula="of:=(IF([.C45]=0;(IF(([.A46]-[.A4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47]-[.A46]" office:value-type="float" office:value="2053">
            <text:p>2053</text:p>
          </table:table-cell>
          <table:table-cell table:formula="of:=(IF([.C46]=0;(IF(([.A47]-[.A46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3913">
            <text:p>3913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48]-[.A47]" office:value-type="float" office:value="15">
            <text:p>15</text:p>
          </table:table-cell>
          <table:table-cell table:formula="of:=(IF([.C47]=0;(IF(([.A48]-[.A47])&gt;10;1;0));&quot;&quot;))" office:value-type="float" office:value="1">
            <text:p>1</text:p>
          </table:table-cell>
          <table:table-cell table:number-columns-repeated="100"/>
        </table:table-row>
        <table:table-row table:style-name="ro2">
          <table:table-cell office:value-type="float" office:value="3928">
            <text:p>3928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49]-[.A48]" office:value-type="float" office:value="9">
            <text:p>9</text:p>
          </table:table-cell>
          <table:table-cell table:formula="of:=(IF([.C48]=0;(IF(([.A49]-[.A48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3937">
            <text:p>3937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50]-[.A49]" office:value-type="float" office:value="16">
            <text:p>16</text:p>
          </table:table-cell>
          <table:table-cell table:formula="of:=(IF([.C49]=0;(IF(([.A50]-[.A49])&gt;10;1;0));&quot;&quot;))" office:value-type="float" office:value="1">
            <text:p>1</text:p>
          </table:table-cell>
          <table:table-cell table:number-columns-repeated="100"/>
        </table:table-row>
        <table:table-row table:style-name="ro2">
          <table:table-cell office:value-type="float" office:value="3953">
            <text:p>3953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51]-[.A50]" office:value-type="float" office:value="3">
            <text:p>3</text:p>
          </table:table-cell>
          <table:table-cell table:formula="of:=(IF([.C50]=0;(IF(([.A51]-[.A50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3956">
            <text:p>3956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52]-[.A51]" office:value-type="float" office:value="15">
            <text:p>15</text:p>
          </table:table-cell>
          <table:table-cell table:formula="of:=(IF([.C51]=0;(IF(([.A52]-[.A51])&gt;10;1;0));&quot;&quot;))" office:value-type="float" office:value="1">
            <text:p>1</text:p>
          </table:table-cell>
          <table:table-cell table:number-columns-repeated="100"/>
        </table:table-row>
        <table:table-row table:style-name="ro2">
          <table:table-cell office:value-type="float" office:value="3971">
            <text:p>3971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53]-[.A52]" office:value-type="float" office:value="3">
            <text:p>3</text:p>
          </table:table-cell>
          <table:table-cell table:formula="of:=(IF([.C52]=0;(IF(([.A53]-[.A52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3974">
            <text:p>3974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54]-[.A53]" office:value-type="float" office:value="3">
            <text:p>3</text:p>
          </table:table-cell>
          <table:table-cell table:formula="of:=(IF([.C53]=0;(IF(([.A54]-[.A5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3977">
            <text:p>3977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55]-[.A54]" office:value-type="float" office:value="3">
            <text:p>3</text:p>
          </table:table-cell>
          <table:table-cell table:formula="of:=(IF([.C54]=0;(IF(([.A55]-[.A54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56]-[.A55]" office:value-type="float" office:value="12">
            <text:p>12</text:p>
          </table:table-cell>
          <table:table-cell table:formula="of:=(IF([.C55]=0;(IF(([.A56]-[.A55])&gt;10;1;0));&quot;&quot;))" office:value-type="float" office:value="1">
            <text:p>1</text:p>
          </table:table-cell>
          <table:table-cell table:number-columns-repeated="100"/>
        </table:table-row>
        <table:table-row table:style-name="ro2">
          <table:table-cell office:value-type="float" office:value="3992">
            <text:p>3992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57]-[.A56]" office:value-type="float" office:value="3">
            <text:p>3</text:p>
          </table:table-cell>
          <table:table-cell table:formula="of:=(IF([.C56]=0;(IF(([.A57]-[.A56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3995">
            <text:p>3995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58]-[.A57]" office:value-type="float" office:value="9">
            <text:p>9</text:p>
          </table:table-cell>
          <table:table-cell table:formula="of:=(IF([.C57]=0;(IF(([.A58]-[.A5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59]-[.A58]" office:value-type="float" office:value="3">
            <text:p>3</text:p>
          </table:table-cell>
          <table:table-cell table:formula="of:=(IF([.C58]=0;(IF(([.A59]-[.A58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4007">
            <text:p>4007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60]-[.A59]" office:value-type="float" office:value="3">
            <text:p>3</text:p>
          </table:table-cell>
          <table:table-cell table:formula="of:=(IF([.C59]=0;(IF(([.A60]-[.A5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4010">
            <text:p>4010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61]-[.A60]" office:value-type="float" office:value="3">
            <text:p>3</text:p>
          </table:table-cell>
          <table:table-cell table:formula="of:=(IF([.C60]=0;(IF(([.A61]-[.A60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4013">
            <text:p>4013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62]-[.A61]" office:value-type="float" office:value="12">
            <text:p>12</text:p>
          </table:table-cell>
          <table:table-cell table:formula="of:=(IF([.C61]=0;(IF(([.A62]-[.A61])&gt;10;1;0));&quot;&quot;))" office:value-type="float" office:value="1">
            <text:p>1</text:p>
          </table:table-cell>
          <table:table-cell table:number-columns-repeated="100"/>
        </table:table-row>
        <table:table-row table:style-name="ro2">
          <table:table-cell office:value-type="float" office:value="4025">
            <text:p>4025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63]-[.A62]" office:value-type="float" office:value="6">
            <text:p>6</text:p>
          </table:table-cell>
          <table:table-cell table:formula="of:=(IF([.C62]=0;(IF(([.A63]-[.A62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4031">
            <text:p>4031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64]-[.A63]" office:value-type="float" office:value="3">
            <text:p>3</text:p>
          </table:table-cell>
          <table:table-cell table:formula="of:=(IF([.C63]=0;(IF(([.A64]-[.A6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4034">
            <text:p>4034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65]-[.A64]" office:value-type="float" office:value="9">
            <text:p>9</text:p>
          </table:table-cell>
          <table:table-cell table:formula="of:=(IF([.C64]=0;(IF(([.A65]-[.A64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4043">
            <text:p>4043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66]-[.A65]" office:value-type="float" office:value="4">
            <text:p>4</text:p>
          </table:table-cell>
          <table:table-cell table:formula="of:=(IF([.C65]=0;(IF(([.A66]-[.A6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4047">
            <text:p>4047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67]-[.A66]" office:value-type="float" office:value="6">
            <text:p>6</text:p>
          </table:table-cell>
          <table:table-cell table:formula="of:=(IF([.C66]=0;(IF(([.A67]-[.A66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4053">
            <text:p>4053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68]-[.A67]" office:value-type="float" office:value="3">
            <text:p>3</text:p>
          </table:table-cell>
          <table:table-cell table:formula="of:=(IF([.C67]=0;(IF(([.A68]-[.A6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4056">
            <text:p>4056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69]-[.A68]" office:value-type="float" office:value="2079">
            <text:p>2079</text:p>
          </table:table-cell>
          <table:table-cell table:formula="of:=(IF([.C68]=0;(IF(([.A69]-[.A68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135">
            <text:p>6135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70]-[.A69]" office:value-type="float" office:value="16">
            <text:p>16</text:p>
          </table:table-cell>
          <table:table-cell table:formula="of:=(IF([.C69]=0;(IF(([.A70]-[.A69])&gt;10;1;0));&quot;&quot;))" office:value-type="float" office:value="1">
            <text:p>1</text:p>
          </table:table-cell>
          <table:table-cell table:number-columns-repeated="100"/>
        </table:table-row>
        <table:table-row table:style-name="ro2">
          <table:table-cell office:value-type="float" office:value="6151">
            <text:p>6151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71]-[.A70]" office:value-type="float" office:value="9">
            <text:p>9</text:p>
          </table:table-cell>
          <table:table-cell table:formula="of:=(IF([.C70]=0;(IF(([.A71]-[.A70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160">
            <text:p>6160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72]-[.A71]" office:value-type="float" office:value="15">
            <text:p>15</text:p>
          </table:table-cell>
          <table:table-cell table:formula="of:=(IF([.C71]=0;(IF(([.A72]-[.A71])&gt;10;1;0));&quot;&quot;))" office:value-type="float" office:value="1">
            <text:p>1</text:p>
          </table:table-cell>
          <table:table-cell table:number-columns-repeated="100"/>
        </table:table-row>
        <table:table-row table:style-name="ro2">
          <table:table-cell office:value-type="float" office:value="6175">
            <text:p>6175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73]-[.A72]" office:value-type="float" office:value="3">
            <text:p>3</text:p>
          </table:table-cell>
          <table:table-cell table:formula="of:=(IF([.C72]=0;(IF(([.A73]-[.A72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178">
            <text:p>6178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74]-[.A73]" office:value-type="float" office:value="15">
            <text:p>15</text:p>
          </table:table-cell>
          <table:table-cell table:formula="of:=(IF([.C73]=0;(IF(([.A74]-[.A73])&gt;10;1;0));&quot;&quot;))" office:value-type="float" office:value="1">
            <text:p>1</text:p>
          </table:table-cell>
          <table:table-cell table:number-columns-repeated="100"/>
        </table:table-row>
        <table:table-row table:style-name="ro2">
          <table:table-cell office:value-type="float" office:value="6193">
            <text:p>6193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75]-[.A74]" office:value-type="float" office:value="3">
            <text:p>3</text:p>
          </table:table-cell>
          <table:table-cell table:formula="of:=(IF([.C74]=0;(IF(([.A75]-[.A74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196">
            <text:p>6196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76]-[.A75]" office:value-type="float" office:value="3">
            <text:p>3</text:p>
          </table:table-cell>
          <table:table-cell table:formula="of:=(IF([.C75]=0;(IF(([.A76]-[.A7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6199">
            <text:p>6199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77]-[.A76]" office:value-type="float" office:value="3">
            <text:p>3</text:p>
          </table:table-cell>
          <table:table-cell table:formula="of:=(IF([.C76]=0;(IF(([.A77]-[.A76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202">
            <text:p>6202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78]-[.A77]" office:value-type="float" office:value="12">
            <text:p>12</text:p>
          </table:table-cell>
          <table:table-cell table:formula="of:=(IF([.C77]=0;(IF(([.A78]-[.A77])&gt;10;1;0));&quot;&quot;))" office:value-type="float" office:value="1">
            <text:p>1</text:p>
          </table:table-cell>
          <table:table-cell table:number-columns-repeated="100"/>
        </table:table-row>
        <table:table-row table:style-name="ro2">
          <table:table-cell office:value-type="float" office:value="6214">
            <text:p>6214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79]-[.A78]" office:value-type="float" office:value="3">
            <text:p>3</text:p>
          </table:table-cell>
          <table:table-cell table:formula="of:=(IF([.C78]=0;(IF(([.A79]-[.A78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217">
            <text:p>6217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80]-[.A79]" office:value-type="float" office:value="9">
            <text:p>9</text:p>
          </table:table-cell>
          <table:table-cell table:formula="of:=(IF([.C79]=0;(IF(([.A80]-[.A7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6226">
            <text:p>6226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81]-[.A80]" office:value-type="float" office:value="3">
            <text:p>3</text:p>
          </table:table-cell>
          <table:table-cell table:formula="of:=(IF([.C80]=0;(IF(([.A81]-[.A80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229">
            <text:p>6229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82]-[.A81]" office:value-type="float" office:value="3">
            <text:p>3</text:p>
          </table:table-cell>
          <table:table-cell table:formula="of:=(IF([.C81]=0;(IF(([.A82]-[.A8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6232">
            <text:p>6232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83]-[.A82]" office:value-type="float" office:value="3">
            <text:p>3</text:p>
          </table:table-cell>
          <table:table-cell table:formula="of:=(IF([.C82]=0;(IF(([.A83]-[.A82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235">
            <text:p>6235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84]-[.A83]" office:value-type="float" office:value="12">
            <text:p>12</text:p>
          </table:table-cell>
          <table:table-cell table:formula="of:=(IF([.C83]=0;(IF(([.A84]-[.A83])&gt;10;1;0));&quot;&quot;))" office:value-type="float" office:value="1">
            <text:p>1</text:p>
          </table:table-cell>
          <table:table-cell table:number-columns-repeated="100"/>
        </table:table-row>
        <table:table-row table:style-name="ro2">
          <table:table-cell office:value-type="float" office:value="6247">
            <text:p>6247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85]-[.A84]" office:value-type="float" office:value="6">
            <text:p>6</text:p>
          </table:table-cell>
          <table:table-cell table:formula="of:=(IF([.C84]=0;(IF(([.A85]-[.A84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253">
            <text:p>6253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86]-[.A85]" office:value-type="float" office:value="4">
            <text:p>4</text:p>
          </table:table-cell>
          <table:table-cell table:formula="of:=(IF([.C85]=0;(IF(([.A86]-[.A8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6257">
            <text:p>6257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87]-[.A86]" office:value-type="float" office:value="9">
            <text:p>9</text:p>
          </table:table-cell>
          <table:table-cell table:formula="of:=(IF([.C86]=0;(IF(([.A87]-[.A86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266">
            <text:p>6266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88]-[.A87]" office:value-type="float" office:value="3">
            <text:p>3</text:p>
          </table:table-cell>
          <table:table-cell table:formula="of:=(IF([.C87]=0;(IF(([.A88]-[.A8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6269">
            <text:p>6269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89]-[.A88]" office:value-type="float" office:value="6">
            <text:p>6</text:p>
          </table:table-cell>
          <table:table-cell table:formula="of:=(IF([.C88]=0;(IF(([.A89]-[.A88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275">
            <text:p>6275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90]-[.A89]" office:value-type="float" office:value="3">
            <text:p>3</text:p>
          </table:table-cell>
          <table:table-cell table:formula="of:=(IF([.C89]=0;(IF(([.A90]-[.A8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6278">
            <text:p>6278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91]-[.A90]" office:value-type="float" office:value="33">
            <text:p>33</text:p>
          </table:table-cell>
          <table:table-cell table:formula="of:=(IF([.C90]=0;(IF(([.A91]-[.A90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311">
            <text:p>6311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92]-[.A91]" office:value-type="float" office:value="15">
            <text:p>15</text:p>
          </table:table-cell>
          <table:table-cell table:formula="of:=(IF([.C91]=0;(IF(([.A92]-[.A91])&gt;10;1;0));&quot;&quot;))" office:value-type="float" office:value="1">
            <text:p>1</text:p>
          </table:table-cell>
          <table:table-cell table:number-columns-repeated="100"/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93]-[.A92]" office:value-type="float" office:value="9">
            <text:p>9</text:p>
          </table:table-cell>
          <table:table-cell table:formula="of:=(IF([.C92]=0;(IF(([.A93]-[.A92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335">
            <text:p>6335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94]-[.A93]" office:value-type="float" office:value="15">
            <text:p>15</text:p>
          </table:table-cell>
          <table:table-cell table:formula="of:=(IF([.C93]=0;(IF(([.A94]-[.A93])&gt;10;1;0));&quot;&quot;))" office:value-type="float" office:value="1">
            <text:p>1</text:p>
          </table:table-cell>
          <table:table-cell table:number-columns-repeated="100"/>
        </table:table-row>
        <table:table-row table:style-name="ro2">
          <table:table-cell office:value-type="float" office:value="6350">
            <text:p>6350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95]-[.A94]" office:value-type="float" office:value="3">
            <text:p>3</text:p>
          </table:table-cell>
          <table:table-cell table:formula="of:=(IF([.C94]=0;(IF(([.A95]-[.A94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353">
            <text:p>6353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96]-[.A95]" office:value-type="float" office:value="15">
            <text:p>15</text:p>
          </table:table-cell>
          <table:table-cell table:formula="of:=(IF([.C95]=0;(IF(([.A96]-[.A95])&gt;10;1;0));&quot;&quot;))" office:value-type="float" office:value="1">
            <text:p>1</text:p>
          </table:table-cell>
          <table:table-cell table:number-columns-repeated="100"/>
        </table:table-row>
        <table:table-row table:style-name="ro2">
          <table:table-cell office:value-type="float" office:value="6368">
            <text:p>6368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97]-[.A96]" office:value-type="float" office:value="3">
            <text:p>3</text:p>
          </table:table-cell>
          <table:table-cell table:formula="of:=(IF([.C96]=0;(IF(([.A97]-[.A96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98]-[.A97]" office:value-type="float" office:value="4">
            <text:p>4</text:p>
          </table:table-cell>
          <table:table-cell table:formula="of:=(IF([.C97]=0;(IF(([.A98]-[.A9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6375">
            <text:p>6375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99]-[.A98]" office:value-type="float" office:value="15">
            <text:p>15</text:p>
          </table:table-cell>
          <table:table-cell table:formula="of:=(IF([.C98]=0;(IF(([.A99]-[.A98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390">
            <text:p>6390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100]-[.A99]" office:value-type="float" office:value="3">
            <text:p>3</text:p>
          </table:table-cell>
          <table:table-cell table:formula="of:=(IF([.C99]=0;(IF(([.A100]-[.A9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6393">
            <text:p>6393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101]-[.A100]" office:value-type="float" office:value="9">
            <text:p>9</text:p>
          </table:table-cell>
          <table:table-cell table:formula="of:=(IF([.C100]=0;(IF(([.A101]-[.A100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402">
            <text:p>6402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102]-[.A101]" office:value-type="float" office:value="3">
            <text:p>3</text:p>
          </table:table-cell>
          <table:table-cell table:formula="of:=(IF([.C101]=0;(IF(([.A102]-[.A10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6405">
            <text:p>6405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103]-[.A102]" office:value-type="float" office:value="6">
            <text:p>6</text:p>
          </table:table-cell>
          <table:table-cell table:formula="of:=(IF([.C102]=0;(IF(([.A103]-[.A102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411">
            <text:p>6411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104]-[.A103]" office:value-type="float" office:value="12">
            <text:p>12</text:p>
          </table:table-cell>
          <table:table-cell table:formula="of:=(IF([.C103]=0;(IF(([.A104]-[.A103])&gt;10;1;0));&quot;&quot;))" office:value-type="float" office:value="1">
            <text:p>1</text:p>
          </table:table-cell>
          <table:table-cell table:number-columns-repeated="100"/>
        </table:table-row>
        <table:table-row table:style-name="ro2">
          <table:table-cell office:value-type="float" office:value="6423">
            <text:p>6423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105]-[.A104]" office:value-type="float" office:value="9">
            <text:p>9</text:p>
          </table:table-cell>
          <table:table-cell table:formula="of:=(IF([.C104]=0;(IF(([.A105]-[.A104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432">
            <text:p>6432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106]-[.A105]" office:value-type="float" office:value="3">
            <text:p>3</text:p>
          </table:table-cell>
          <table:table-cell table:formula="of:=(IF([.C105]=0;(IF(([.A106]-[.A10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6435">
            <text:p>6435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107]-[.A106]" office:value-type="float" office:value="3">
            <text:p>3</text:p>
          </table:table-cell>
          <table:table-cell table:formula="of:=(IF([.C106]=0;(IF(([.A107]-[.A106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438">
            <text:p>6438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108]-[.A107]" office:value-type="float" office:value="3">
            <text:p>3</text:p>
          </table:table-cell>
          <table:table-cell table:formula="of:=(IF([.C107]=0;(IF(([.A108]-[.A10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6441">
            <text:p>6441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109]-[.A108]" office:value-type="float" office:value="6">
            <text:p>6</text:p>
          </table:table-cell>
          <table:table-cell table:formula="of:=(IF([.C108]=0;(IF(([.A109]-[.A108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447">
            <text:p>6447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110]-[.A109]" office:value-type="float" office:value="3">
            <text:p>3</text:p>
          </table:table-cell>
          <table:table-cell table:formula="of:=(IF([.C109]=0;(IF(([.A110]-[.A10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6450">
            <text:p>6450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111]-[.A110]" office:value-type="float" office:value="3">
            <text:p>3</text:p>
          </table:table-cell>
          <table:table-cell table:formula="of:=(IF([.C110]=0;(IF(([.A111]-[.A110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6453">
            <text:p>6453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table:formula="of:=[.A112]-[.A111]" office:value-type="float" office:value="3">
            <text:p>3</text:p>
          </table:table-cell>
          <table:table-cell table:formula="of:=(IF([.C111]=0;(IF(([.A112]-[.A11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 office:value-type="float" office:value="6456">
            <text:p>6456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113]-[.A112]" office:value-type="float" office:value="712">
            <text:p>712</text:p>
          </table:table-cell>
          <table:table-cell table:formula="of:=(IF([.C112]=0;(IF(([.A113]-[.A112])&gt;10;1;0));&quot;&quot;))">
            <text:p/>
          </table:table-cell>
          <table:table-cell table:number-columns-repeated="100"/>
        </table:table-row>
        <table:table-row table:style-name="ro2">
          <table:table-cell office:value-type="float" office:value="7168">
            <text:p>7168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formula="of:=[.A114]-[.A113]" office:value-type="float" office:value="-7168">
            <text:p>-7168</text:p>
          </table:table-cell>
          <table:table-cell table:formula="of:=(IF([.C113]=0;(IF(([.A114]-[.A113])&gt;10;1;0));&quot;&quot;))">
            <text:p/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15]-[.A114]" office:value-type="float" office:value="0">
            <text:p>0</text:p>
          </table:table-cell>
          <table:table-cell table:formula="of:=(IF([.C114]=0;(IF(([.A115]-[.A11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16]-[.A115]" office:value-type="float" office:value="0">
            <text:p>0</text:p>
          </table:table-cell>
          <table:table-cell table:formula="of:=(IF([.C115]=0;(IF(([.A116]-[.A11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17]-[.A116]" office:value-type="float" office:value="0">
            <text:p>0</text:p>
          </table:table-cell>
          <table:table-cell table:formula="of:=(IF([.C116]=0;(IF(([.A117]-[.A11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18]-[.A117]" office:value-type="float" office:value="0">
            <text:p>0</text:p>
          </table:table-cell>
          <table:table-cell table:formula="of:=(IF([.C117]=0;(IF(([.A118]-[.A11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19]-[.A118]" office:value-type="float" office:value="0">
            <text:p>0</text:p>
          </table:table-cell>
          <table:table-cell table:formula="of:=(IF([.C118]=0;(IF(([.A119]-[.A11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20]-[.A119]" office:value-type="float" office:value="0">
            <text:p>0</text:p>
          </table:table-cell>
          <table:table-cell table:formula="of:=(IF([.C119]=0;(IF(([.A120]-[.A11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21]-[.A120]" office:value-type="float" office:value="0">
            <text:p>0</text:p>
          </table:table-cell>
          <table:table-cell table:formula="of:=(IF([.C120]=0;(IF(([.A121]-[.A12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22]-[.A121]" office:value-type="float" office:value="0">
            <text:p>0</text:p>
          </table:table-cell>
          <table:table-cell table:formula="of:=(IF([.C121]=0;(IF(([.A122]-[.A12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23]-[.A122]" office:value-type="float" office:value="0">
            <text:p>0</text:p>
          </table:table-cell>
          <table:table-cell table:formula="of:=(IF([.C122]=0;(IF(([.A123]-[.A12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24]-[.A123]" office:value-type="float" office:value="0">
            <text:p>0</text:p>
          </table:table-cell>
          <table:table-cell table:formula="of:=(IF([.C123]=0;(IF(([.A124]-[.A12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25]-[.A124]" office:value-type="float" office:value="0">
            <text:p>0</text:p>
          </table:table-cell>
          <table:table-cell table:formula="of:=(IF([.C124]=0;(IF(([.A125]-[.A12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26]-[.A125]" office:value-type="float" office:value="0">
            <text:p>0</text:p>
          </table:table-cell>
          <table:table-cell table:formula="of:=(IF([.C125]=0;(IF(([.A126]-[.A12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27]-[.A126]" office:value-type="float" office:value="0">
            <text:p>0</text:p>
          </table:table-cell>
          <table:table-cell table:formula="of:=(IF([.C126]=0;(IF(([.A127]-[.A12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28]-[.A127]" office:value-type="float" office:value="0">
            <text:p>0</text:p>
          </table:table-cell>
          <table:table-cell table:formula="of:=(IF([.C127]=0;(IF(([.A128]-[.A12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29]-[.A128]" office:value-type="float" office:value="0">
            <text:p>0</text:p>
          </table:table-cell>
          <table:table-cell table:formula="of:=(IF([.C128]=0;(IF(([.A129]-[.A12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30]-[.A129]" office:value-type="float" office:value="0">
            <text:p>0</text:p>
          </table:table-cell>
          <table:table-cell table:formula="of:=(IF([.C129]=0;(IF(([.A130]-[.A12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31]-[.A130]" office:value-type="float" office:value="0">
            <text:p>0</text:p>
          </table:table-cell>
          <table:table-cell table:formula="of:=(IF([.C130]=0;(IF(([.A131]-[.A13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32]-[.A131]" office:value-type="float" office:value="0">
            <text:p>0</text:p>
          </table:table-cell>
          <table:table-cell table:formula="of:=(IF([.C131]=0;(IF(([.A132]-[.A13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33]-[.A132]" office:value-type="float" office:value="0">
            <text:p>0</text:p>
          </table:table-cell>
          <table:table-cell table:formula="of:=(IF([.C132]=0;(IF(([.A133]-[.A13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34]-[.A133]" office:value-type="float" office:value="0">
            <text:p>0</text:p>
          </table:table-cell>
          <table:table-cell table:formula="of:=(IF([.C133]=0;(IF(([.A134]-[.A13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35]-[.A134]" office:value-type="float" office:value="0">
            <text:p>0</text:p>
          </table:table-cell>
          <table:table-cell table:formula="of:=(IF([.C134]=0;(IF(([.A135]-[.A13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36]-[.A135]" office:value-type="float" office:value="0">
            <text:p>0</text:p>
          </table:table-cell>
          <table:table-cell table:formula="of:=(IF([.C135]=0;(IF(([.A136]-[.A13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37]-[.A136]" office:value-type="float" office:value="0">
            <text:p>0</text:p>
          </table:table-cell>
          <table:table-cell table:formula="of:=(IF([.C136]=0;(IF(([.A137]-[.A13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38]-[.A137]" office:value-type="float" office:value="0">
            <text:p>0</text:p>
          </table:table-cell>
          <table:table-cell table:formula="of:=(IF([.C137]=0;(IF(([.A138]-[.A13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39]-[.A138]" office:value-type="float" office:value="0">
            <text:p>0</text:p>
          </table:table-cell>
          <table:table-cell table:formula="of:=(IF([.C138]=0;(IF(([.A139]-[.A13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40]-[.A139]" office:value-type="float" office:value="0">
            <text:p>0</text:p>
          </table:table-cell>
          <table:table-cell table:formula="of:=(IF([.C139]=0;(IF(([.A140]-[.A13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41]-[.A140]" office:value-type="float" office:value="0">
            <text:p>0</text:p>
          </table:table-cell>
          <table:table-cell table:formula="of:=(IF([.C140]=0;(IF(([.A141]-[.A14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42]-[.A141]" office:value-type="float" office:value="0">
            <text:p>0</text:p>
          </table:table-cell>
          <table:table-cell table:formula="of:=(IF([.C141]=0;(IF(([.A142]-[.A14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43]-[.A142]" office:value-type="float" office:value="0">
            <text:p>0</text:p>
          </table:table-cell>
          <table:table-cell table:formula="of:=(IF([.C142]=0;(IF(([.A143]-[.A14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44]-[.A143]" office:value-type="float" office:value="0">
            <text:p>0</text:p>
          </table:table-cell>
          <table:table-cell table:formula="of:=(IF([.C143]=0;(IF(([.A144]-[.A14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45]-[.A144]" office:value-type="float" office:value="0">
            <text:p>0</text:p>
          </table:table-cell>
          <table:table-cell table:formula="of:=(IF([.C144]=0;(IF(([.A145]-[.A14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46]-[.A145]" office:value-type="float" office:value="0">
            <text:p>0</text:p>
          </table:table-cell>
          <table:table-cell table:formula="of:=(IF([.C145]=0;(IF(([.A146]-[.A14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47]-[.A146]" office:value-type="float" office:value="0">
            <text:p>0</text:p>
          </table:table-cell>
          <table:table-cell table:formula="of:=(IF([.C146]=0;(IF(([.A147]-[.A14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48]-[.A147]" office:value-type="float" office:value="0">
            <text:p>0</text:p>
          </table:table-cell>
          <table:table-cell table:formula="of:=(IF([.C147]=0;(IF(([.A148]-[.A14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49]-[.A148]" office:value-type="float" office:value="0">
            <text:p>0</text:p>
          </table:table-cell>
          <table:table-cell table:formula="of:=(IF([.C148]=0;(IF(([.A149]-[.A14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50]-[.A149]" office:value-type="float" office:value="0">
            <text:p>0</text:p>
          </table:table-cell>
          <table:table-cell table:formula="of:=(IF([.C149]=0;(IF(([.A150]-[.A14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51]-[.A150]" office:value-type="float" office:value="0">
            <text:p>0</text:p>
          </table:table-cell>
          <table:table-cell table:formula="of:=(IF([.C150]=0;(IF(([.A151]-[.A15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52]-[.A151]" office:value-type="float" office:value="0">
            <text:p>0</text:p>
          </table:table-cell>
          <table:table-cell table:formula="of:=(IF([.C151]=0;(IF(([.A152]-[.A15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53]-[.A152]" office:value-type="float" office:value="0">
            <text:p>0</text:p>
          </table:table-cell>
          <table:table-cell table:formula="of:=(IF([.C152]=0;(IF(([.A153]-[.A15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54]-[.A153]" office:value-type="float" office:value="0">
            <text:p>0</text:p>
          </table:table-cell>
          <table:table-cell table:formula="of:=(IF([.C153]=0;(IF(([.A154]-[.A15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55]-[.A154]" office:value-type="float" office:value="0">
            <text:p>0</text:p>
          </table:table-cell>
          <table:table-cell table:formula="of:=(IF([.C154]=0;(IF(([.A155]-[.A15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56]-[.A155]" office:value-type="float" office:value="0">
            <text:p>0</text:p>
          </table:table-cell>
          <table:table-cell table:formula="of:=(IF([.C155]=0;(IF(([.A156]-[.A15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57]-[.A156]" office:value-type="float" office:value="0">
            <text:p>0</text:p>
          </table:table-cell>
          <table:table-cell table:formula="of:=(IF([.C156]=0;(IF(([.A157]-[.A15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58]-[.A157]" office:value-type="float" office:value="0">
            <text:p>0</text:p>
          </table:table-cell>
          <table:table-cell table:formula="of:=(IF([.C157]=0;(IF(([.A158]-[.A15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59]-[.A158]" office:value-type="float" office:value="0">
            <text:p>0</text:p>
          </table:table-cell>
          <table:table-cell table:formula="of:=(IF([.C158]=0;(IF(([.A159]-[.A15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60]-[.A159]" office:value-type="float" office:value="0">
            <text:p>0</text:p>
          </table:table-cell>
          <table:table-cell table:formula="of:=(IF([.C159]=0;(IF(([.A160]-[.A15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61]-[.A160]" office:value-type="float" office:value="0">
            <text:p>0</text:p>
          </table:table-cell>
          <table:table-cell table:formula="of:=(IF([.C160]=0;(IF(([.A161]-[.A16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62]-[.A161]" office:value-type="float" office:value="0">
            <text:p>0</text:p>
          </table:table-cell>
          <table:table-cell table:formula="of:=(IF([.C161]=0;(IF(([.A162]-[.A16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63]-[.A162]" office:value-type="float" office:value="0">
            <text:p>0</text:p>
          </table:table-cell>
          <table:table-cell table:formula="of:=(IF([.C162]=0;(IF(([.A163]-[.A16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64]-[.A163]" office:value-type="float" office:value="0">
            <text:p>0</text:p>
          </table:table-cell>
          <table:table-cell table:formula="of:=(IF([.C163]=0;(IF(([.A164]-[.A16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65]-[.A164]" office:value-type="float" office:value="0">
            <text:p>0</text:p>
          </table:table-cell>
          <table:table-cell table:formula="of:=(IF([.C164]=0;(IF(([.A165]-[.A16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66]-[.A165]" office:value-type="float" office:value="0">
            <text:p>0</text:p>
          </table:table-cell>
          <table:table-cell table:formula="of:=(IF([.C165]=0;(IF(([.A166]-[.A16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67]-[.A166]" office:value-type="float" office:value="0">
            <text:p>0</text:p>
          </table:table-cell>
          <table:table-cell table:formula="of:=(IF([.C166]=0;(IF(([.A167]-[.A16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68]-[.A167]" office:value-type="float" office:value="0">
            <text:p>0</text:p>
          </table:table-cell>
          <table:table-cell table:formula="of:=(IF([.C167]=0;(IF(([.A168]-[.A16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69]-[.A168]" office:value-type="float" office:value="0">
            <text:p>0</text:p>
          </table:table-cell>
          <table:table-cell table:formula="of:=(IF([.C168]=0;(IF(([.A169]-[.A16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70]-[.A169]" office:value-type="float" office:value="0">
            <text:p>0</text:p>
          </table:table-cell>
          <table:table-cell table:formula="of:=(IF([.C169]=0;(IF(([.A170]-[.A16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71]-[.A170]" office:value-type="float" office:value="0">
            <text:p>0</text:p>
          </table:table-cell>
          <table:table-cell table:formula="of:=(IF([.C170]=0;(IF(([.A171]-[.A17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72]-[.A171]" office:value-type="float" office:value="0">
            <text:p>0</text:p>
          </table:table-cell>
          <table:table-cell table:formula="of:=(IF([.C171]=0;(IF(([.A172]-[.A17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73]-[.A172]" office:value-type="float" office:value="0">
            <text:p>0</text:p>
          </table:table-cell>
          <table:table-cell table:formula="of:=(IF([.C172]=0;(IF(([.A173]-[.A17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74]-[.A173]" office:value-type="float" office:value="0">
            <text:p>0</text:p>
          </table:table-cell>
          <table:table-cell table:formula="of:=(IF([.C173]=0;(IF(([.A174]-[.A17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75]-[.A174]" office:value-type="float" office:value="0">
            <text:p>0</text:p>
          </table:table-cell>
          <table:table-cell table:formula="of:=(IF([.C174]=0;(IF(([.A175]-[.A17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76]-[.A175]" office:value-type="float" office:value="0">
            <text:p>0</text:p>
          </table:table-cell>
          <table:table-cell table:formula="of:=(IF([.C175]=0;(IF(([.A176]-[.A17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77]-[.A176]" office:value-type="float" office:value="0">
            <text:p>0</text:p>
          </table:table-cell>
          <table:table-cell table:formula="of:=(IF([.C176]=0;(IF(([.A177]-[.A17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78]-[.A177]" office:value-type="float" office:value="0">
            <text:p>0</text:p>
          </table:table-cell>
          <table:table-cell table:formula="of:=(IF([.C177]=0;(IF(([.A178]-[.A17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79]-[.A178]" office:value-type="float" office:value="0">
            <text:p>0</text:p>
          </table:table-cell>
          <table:table-cell table:formula="of:=(IF([.C178]=0;(IF(([.A179]-[.A17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80]-[.A179]" office:value-type="float" office:value="0">
            <text:p>0</text:p>
          </table:table-cell>
          <table:table-cell table:formula="of:=(IF([.C179]=0;(IF(([.A180]-[.A17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81]-[.A180]" office:value-type="float" office:value="0">
            <text:p>0</text:p>
          </table:table-cell>
          <table:table-cell table:formula="of:=(IF([.C180]=0;(IF(([.A181]-[.A18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82]-[.A181]" office:value-type="float" office:value="0">
            <text:p>0</text:p>
          </table:table-cell>
          <table:table-cell table:formula="of:=(IF([.C181]=0;(IF(([.A182]-[.A18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83]-[.A182]" office:value-type="float" office:value="0">
            <text:p>0</text:p>
          </table:table-cell>
          <table:table-cell table:formula="of:=(IF([.C182]=0;(IF(([.A183]-[.A18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84]-[.A183]" office:value-type="float" office:value="0">
            <text:p>0</text:p>
          </table:table-cell>
          <table:table-cell table:formula="of:=(IF([.C183]=0;(IF(([.A184]-[.A18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85]-[.A184]" office:value-type="float" office:value="0">
            <text:p>0</text:p>
          </table:table-cell>
          <table:table-cell table:formula="of:=(IF([.C184]=0;(IF(([.A185]-[.A18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86]-[.A185]" office:value-type="float" office:value="0">
            <text:p>0</text:p>
          </table:table-cell>
          <table:table-cell table:formula="of:=(IF([.C185]=0;(IF(([.A186]-[.A18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87]-[.A186]" office:value-type="float" office:value="0">
            <text:p>0</text:p>
          </table:table-cell>
          <table:table-cell table:formula="of:=(IF([.C186]=0;(IF(([.A187]-[.A18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88]-[.A187]" office:value-type="float" office:value="0">
            <text:p>0</text:p>
          </table:table-cell>
          <table:table-cell table:formula="of:=(IF([.C187]=0;(IF(([.A188]-[.A18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89]-[.A188]" office:value-type="float" office:value="0">
            <text:p>0</text:p>
          </table:table-cell>
          <table:table-cell table:formula="of:=(IF([.C188]=0;(IF(([.A189]-[.A18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90]-[.A189]" office:value-type="float" office:value="0">
            <text:p>0</text:p>
          </table:table-cell>
          <table:table-cell table:formula="of:=(IF([.C189]=0;(IF(([.A190]-[.A18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91]-[.A190]" office:value-type="float" office:value="0">
            <text:p>0</text:p>
          </table:table-cell>
          <table:table-cell table:formula="of:=(IF([.C190]=0;(IF(([.A191]-[.A19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92]-[.A191]" office:value-type="float" office:value="0">
            <text:p>0</text:p>
          </table:table-cell>
          <table:table-cell table:formula="of:=(IF([.C191]=0;(IF(([.A192]-[.A19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93]-[.A192]" office:value-type="float" office:value="0">
            <text:p>0</text:p>
          </table:table-cell>
          <table:table-cell table:formula="of:=(IF([.C192]=0;(IF(([.A193]-[.A19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94]-[.A193]" office:value-type="float" office:value="0">
            <text:p>0</text:p>
          </table:table-cell>
          <table:table-cell table:formula="of:=(IF([.C193]=0;(IF(([.A194]-[.A19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95]-[.A194]" office:value-type="float" office:value="0">
            <text:p>0</text:p>
          </table:table-cell>
          <table:table-cell table:formula="of:=(IF([.C194]=0;(IF(([.A195]-[.A19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96]-[.A195]" office:value-type="float" office:value="0">
            <text:p>0</text:p>
          </table:table-cell>
          <table:table-cell table:formula="of:=(IF([.C195]=0;(IF(([.A196]-[.A19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97]-[.A196]" office:value-type="float" office:value="0">
            <text:p>0</text:p>
          </table:table-cell>
          <table:table-cell table:formula="of:=(IF([.C196]=0;(IF(([.A197]-[.A19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98]-[.A197]" office:value-type="float" office:value="0">
            <text:p>0</text:p>
          </table:table-cell>
          <table:table-cell table:formula="of:=(IF([.C197]=0;(IF(([.A198]-[.A19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199]-[.A198]" office:value-type="float" office:value="0">
            <text:p>0</text:p>
          </table:table-cell>
          <table:table-cell table:formula="of:=(IF([.C198]=0;(IF(([.A199]-[.A19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00]-[.A199]" office:value-type="float" office:value="0">
            <text:p>0</text:p>
          </table:table-cell>
          <table:table-cell table:formula="of:=(IF([.C199]=0;(IF(([.A200]-[.A19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01]-[.A200]" office:value-type="float" office:value="0">
            <text:p>0</text:p>
          </table:table-cell>
          <table:table-cell table:formula="of:=(IF([.C200]=0;(IF(([.A201]-[.A20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02]-[.A201]" office:value-type="float" office:value="0">
            <text:p>0</text:p>
          </table:table-cell>
          <table:table-cell table:formula="of:=(IF([.C201]=0;(IF(([.A202]-[.A20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03]-[.A202]" office:value-type="float" office:value="0">
            <text:p>0</text:p>
          </table:table-cell>
          <table:table-cell table:formula="of:=(IF([.C202]=0;(IF(([.A203]-[.A20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04]-[.A203]" office:value-type="float" office:value="0">
            <text:p>0</text:p>
          </table:table-cell>
          <table:table-cell table:formula="of:=(IF([.C203]=0;(IF(([.A204]-[.A20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05]-[.A204]" office:value-type="float" office:value="0">
            <text:p>0</text:p>
          </table:table-cell>
          <table:table-cell table:formula="of:=(IF([.C204]=0;(IF(([.A205]-[.A20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06]-[.A205]" office:value-type="float" office:value="0">
            <text:p>0</text:p>
          </table:table-cell>
          <table:table-cell table:formula="of:=(IF([.C205]=0;(IF(([.A206]-[.A20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07]-[.A206]" office:value-type="float" office:value="0">
            <text:p>0</text:p>
          </table:table-cell>
          <table:table-cell table:formula="of:=(IF([.C206]=0;(IF(([.A207]-[.A20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08]-[.A207]" office:value-type="float" office:value="0">
            <text:p>0</text:p>
          </table:table-cell>
          <table:table-cell table:formula="of:=(IF([.C207]=0;(IF(([.A208]-[.A20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09]-[.A208]" office:value-type="float" office:value="0">
            <text:p>0</text:p>
          </table:table-cell>
          <table:table-cell table:formula="of:=(IF([.C208]=0;(IF(([.A209]-[.A20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10]-[.A209]" office:value-type="float" office:value="0">
            <text:p>0</text:p>
          </table:table-cell>
          <table:table-cell table:formula="of:=(IF([.C209]=0;(IF(([.A210]-[.A20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11]-[.A210]" office:value-type="float" office:value="0">
            <text:p>0</text:p>
          </table:table-cell>
          <table:table-cell table:formula="of:=(IF([.C210]=0;(IF(([.A211]-[.A21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12]-[.A211]" office:value-type="float" office:value="0">
            <text:p>0</text:p>
          </table:table-cell>
          <table:table-cell table:formula="of:=(IF([.C211]=0;(IF(([.A212]-[.A21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13]-[.A212]" office:value-type="float" office:value="0">
            <text:p>0</text:p>
          </table:table-cell>
          <table:table-cell table:formula="of:=(IF([.C212]=0;(IF(([.A213]-[.A21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14]-[.A213]" office:value-type="float" office:value="0">
            <text:p>0</text:p>
          </table:table-cell>
          <table:table-cell table:formula="of:=(IF([.C213]=0;(IF(([.A214]-[.A21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15]-[.A214]" office:value-type="float" office:value="0">
            <text:p>0</text:p>
          </table:table-cell>
          <table:table-cell table:formula="of:=(IF([.C214]=0;(IF(([.A215]-[.A21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16]-[.A215]" office:value-type="float" office:value="0">
            <text:p>0</text:p>
          </table:table-cell>
          <table:table-cell table:formula="of:=(IF([.C215]=0;(IF(([.A216]-[.A21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17]-[.A216]" office:value-type="float" office:value="0">
            <text:p>0</text:p>
          </table:table-cell>
          <table:table-cell table:formula="of:=(IF([.C216]=0;(IF(([.A217]-[.A21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18]-[.A217]" office:value-type="float" office:value="0">
            <text:p>0</text:p>
          </table:table-cell>
          <table:table-cell table:formula="of:=(IF([.C217]=0;(IF(([.A218]-[.A21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19]-[.A218]" office:value-type="float" office:value="0">
            <text:p>0</text:p>
          </table:table-cell>
          <table:table-cell table:formula="of:=(IF([.C218]=0;(IF(([.A219]-[.A21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20]-[.A219]" office:value-type="float" office:value="0">
            <text:p>0</text:p>
          </table:table-cell>
          <table:table-cell table:formula="of:=(IF([.C219]=0;(IF(([.A220]-[.A21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21]-[.A220]" office:value-type="float" office:value="0">
            <text:p>0</text:p>
          </table:table-cell>
          <table:table-cell table:formula="of:=(IF([.C220]=0;(IF(([.A221]-[.A22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22]-[.A221]" office:value-type="float" office:value="0">
            <text:p>0</text:p>
          </table:table-cell>
          <table:table-cell table:formula="of:=(IF([.C221]=0;(IF(([.A222]-[.A22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23]-[.A222]" office:value-type="float" office:value="0">
            <text:p>0</text:p>
          </table:table-cell>
          <table:table-cell table:formula="of:=(IF([.C222]=0;(IF(([.A223]-[.A22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24]-[.A223]" office:value-type="float" office:value="0">
            <text:p>0</text:p>
          </table:table-cell>
          <table:table-cell table:formula="of:=(IF([.C223]=0;(IF(([.A224]-[.A22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25]-[.A224]" office:value-type="float" office:value="0">
            <text:p>0</text:p>
          </table:table-cell>
          <table:table-cell table:formula="of:=(IF([.C224]=0;(IF(([.A225]-[.A22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26]-[.A225]" office:value-type="float" office:value="0">
            <text:p>0</text:p>
          </table:table-cell>
          <table:table-cell table:formula="of:=(IF([.C225]=0;(IF(([.A226]-[.A22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27]-[.A226]" office:value-type="float" office:value="0">
            <text:p>0</text:p>
          </table:table-cell>
          <table:table-cell table:formula="of:=(IF([.C226]=0;(IF(([.A227]-[.A22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28]-[.A227]" office:value-type="float" office:value="0">
            <text:p>0</text:p>
          </table:table-cell>
          <table:table-cell table:formula="of:=(IF([.C227]=0;(IF(([.A228]-[.A22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29]-[.A228]" office:value-type="float" office:value="0">
            <text:p>0</text:p>
          </table:table-cell>
          <table:table-cell table:formula="of:=(IF([.C228]=0;(IF(([.A229]-[.A22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30]-[.A229]" office:value-type="float" office:value="0">
            <text:p>0</text:p>
          </table:table-cell>
          <table:table-cell table:formula="of:=(IF([.C229]=0;(IF(([.A230]-[.A22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31]-[.A230]" office:value-type="float" office:value="0">
            <text:p>0</text:p>
          </table:table-cell>
          <table:table-cell table:formula="of:=(IF([.C230]=0;(IF(([.A231]-[.A23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32]-[.A231]" office:value-type="float" office:value="0">
            <text:p>0</text:p>
          </table:table-cell>
          <table:table-cell table:formula="of:=(IF([.C231]=0;(IF(([.A232]-[.A23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33]-[.A232]" office:value-type="float" office:value="0">
            <text:p>0</text:p>
          </table:table-cell>
          <table:table-cell table:formula="of:=(IF([.C232]=0;(IF(([.A233]-[.A23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34]-[.A233]" office:value-type="float" office:value="0">
            <text:p>0</text:p>
          </table:table-cell>
          <table:table-cell table:formula="of:=(IF([.C233]=0;(IF(([.A234]-[.A23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35]-[.A234]" office:value-type="float" office:value="0">
            <text:p>0</text:p>
          </table:table-cell>
          <table:table-cell table:formula="of:=(IF([.C234]=0;(IF(([.A235]-[.A23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36]-[.A235]" office:value-type="float" office:value="0">
            <text:p>0</text:p>
          </table:table-cell>
          <table:table-cell table:formula="of:=(IF([.C235]=0;(IF(([.A236]-[.A23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37]-[.A236]" office:value-type="float" office:value="0">
            <text:p>0</text:p>
          </table:table-cell>
          <table:table-cell table:formula="of:=(IF([.C236]=0;(IF(([.A237]-[.A23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38]-[.A237]" office:value-type="float" office:value="0">
            <text:p>0</text:p>
          </table:table-cell>
          <table:table-cell table:formula="of:=(IF([.C237]=0;(IF(([.A238]-[.A23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39]-[.A238]" office:value-type="float" office:value="0">
            <text:p>0</text:p>
          </table:table-cell>
          <table:table-cell table:formula="of:=(IF([.C238]=0;(IF(([.A239]-[.A23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40]-[.A239]" office:value-type="float" office:value="0">
            <text:p>0</text:p>
          </table:table-cell>
          <table:table-cell table:formula="of:=(IF([.C239]=0;(IF(([.A240]-[.A23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41]-[.A240]" office:value-type="float" office:value="0">
            <text:p>0</text:p>
          </table:table-cell>
          <table:table-cell table:formula="of:=(IF([.C240]=0;(IF(([.A241]-[.A24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42]-[.A241]" office:value-type="float" office:value="0">
            <text:p>0</text:p>
          </table:table-cell>
          <table:table-cell table:formula="of:=(IF([.C241]=0;(IF(([.A242]-[.A24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43]-[.A242]" office:value-type="float" office:value="0">
            <text:p>0</text:p>
          </table:table-cell>
          <table:table-cell table:formula="of:=(IF([.C242]=0;(IF(([.A243]-[.A24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44]-[.A243]" office:value-type="float" office:value="0">
            <text:p>0</text:p>
          </table:table-cell>
          <table:table-cell table:formula="of:=(IF([.C243]=0;(IF(([.A244]-[.A24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45]-[.A244]" office:value-type="float" office:value="0">
            <text:p>0</text:p>
          </table:table-cell>
          <table:table-cell table:formula="of:=(IF([.C244]=0;(IF(([.A245]-[.A24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46]-[.A245]" office:value-type="float" office:value="0">
            <text:p>0</text:p>
          </table:table-cell>
          <table:table-cell table:formula="of:=(IF([.C245]=0;(IF(([.A246]-[.A24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47]-[.A246]" office:value-type="float" office:value="0">
            <text:p>0</text:p>
          </table:table-cell>
          <table:table-cell table:formula="of:=(IF([.C246]=0;(IF(([.A247]-[.A24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48]-[.A247]" office:value-type="float" office:value="0">
            <text:p>0</text:p>
          </table:table-cell>
          <table:table-cell table:formula="of:=(IF([.C247]=0;(IF(([.A248]-[.A24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49]-[.A248]" office:value-type="float" office:value="0">
            <text:p>0</text:p>
          </table:table-cell>
          <table:table-cell table:formula="of:=(IF([.C248]=0;(IF(([.A249]-[.A24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50]-[.A249]" office:value-type="float" office:value="0">
            <text:p>0</text:p>
          </table:table-cell>
          <table:table-cell table:formula="of:=(IF([.C249]=0;(IF(([.A250]-[.A24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51]-[.A250]" office:value-type="float" office:value="0">
            <text:p>0</text:p>
          </table:table-cell>
          <table:table-cell table:formula="of:=(IF([.C250]=0;(IF(([.A251]-[.A25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52]-[.A251]" office:value-type="float" office:value="0">
            <text:p>0</text:p>
          </table:table-cell>
          <table:table-cell table:formula="of:=(IF([.C251]=0;(IF(([.A252]-[.A25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53]-[.A252]" office:value-type="float" office:value="0">
            <text:p>0</text:p>
          </table:table-cell>
          <table:table-cell table:formula="of:=(IF([.C252]=0;(IF(([.A253]-[.A25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54]-[.A253]" office:value-type="float" office:value="0">
            <text:p>0</text:p>
          </table:table-cell>
          <table:table-cell table:formula="of:=(IF([.C253]=0;(IF(([.A254]-[.A25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55]-[.A254]" office:value-type="float" office:value="0">
            <text:p>0</text:p>
          </table:table-cell>
          <table:table-cell table:formula="of:=(IF([.C254]=0;(IF(([.A255]-[.A25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56]-[.A255]" office:value-type="float" office:value="0">
            <text:p>0</text:p>
          </table:table-cell>
          <table:table-cell table:formula="of:=(IF([.C255]=0;(IF(([.A256]-[.A25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57]-[.A256]" office:value-type="float" office:value="0">
            <text:p>0</text:p>
          </table:table-cell>
          <table:table-cell table:formula="of:=(IF([.C256]=0;(IF(([.A257]-[.A25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58]-[.A257]" office:value-type="float" office:value="0">
            <text:p>0</text:p>
          </table:table-cell>
          <table:table-cell table:formula="of:=(IF([.C257]=0;(IF(([.A258]-[.A25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59]-[.A258]" office:value-type="float" office:value="0">
            <text:p>0</text:p>
          </table:table-cell>
          <table:table-cell table:formula="of:=(IF([.C258]=0;(IF(([.A259]-[.A25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60]-[.A259]" office:value-type="float" office:value="0">
            <text:p>0</text:p>
          </table:table-cell>
          <table:table-cell table:formula="of:=(IF([.C259]=0;(IF(([.A260]-[.A25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61]-[.A260]" office:value-type="float" office:value="0">
            <text:p>0</text:p>
          </table:table-cell>
          <table:table-cell table:formula="of:=(IF([.C260]=0;(IF(([.A261]-[.A26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62]-[.A261]" office:value-type="float" office:value="0">
            <text:p>0</text:p>
          </table:table-cell>
          <table:table-cell table:formula="of:=(IF([.C261]=0;(IF(([.A262]-[.A26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63]-[.A262]" office:value-type="float" office:value="0">
            <text:p>0</text:p>
          </table:table-cell>
          <table:table-cell table:formula="of:=(IF([.C262]=0;(IF(([.A263]-[.A26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64]-[.A263]" office:value-type="float" office:value="0">
            <text:p>0</text:p>
          </table:table-cell>
          <table:table-cell table:formula="of:=(IF([.C263]=0;(IF(([.A264]-[.A26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65]-[.A264]" office:value-type="float" office:value="0">
            <text:p>0</text:p>
          </table:table-cell>
          <table:table-cell table:formula="of:=(IF([.C264]=0;(IF(([.A265]-[.A26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66]-[.A265]" office:value-type="float" office:value="0">
            <text:p>0</text:p>
          </table:table-cell>
          <table:table-cell table:formula="of:=(IF([.C265]=0;(IF(([.A266]-[.A26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67]-[.A266]" office:value-type="float" office:value="0">
            <text:p>0</text:p>
          </table:table-cell>
          <table:table-cell table:formula="of:=(IF([.C266]=0;(IF(([.A267]-[.A26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68]-[.A267]" office:value-type="float" office:value="0">
            <text:p>0</text:p>
          </table:table-cell>
          <table:table-cell table:formula="of:=(IF([.C267]=0;(IF(([.A268]-[.A26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69]-[.A268]" office:value-type="float" office:value="0">
            <text:p>0</text:p>
          </table:table-cell>
          <table:table-cell table:formula="of:=(IF([.C268]=0;(IF(([.A269]-[.A26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70]-[.A269]" office:value-type="float" office:value="0">
            <text:p>0</text:p>
          </table:table-cell>
          <table:table-cell table:formula="of:=(IF([.C269]=0;(IF(([.A270]-[.A26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71]-[.A270]" office:value-type="float" office:value="0">
            <text:p>0</text:p>
          </table:table-cell>
          <table:table-cell table:formula="of:=(IF([.C270]=0;(IF(([.A271]-[.A27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72]-[.A271]" office:value-type="float" office:value="0">
            <text:p>0</text:p>
          </table:table-cell>
          <table:table-cell table:formula="of:=(IF([.C271]=0;(IF(([.A272]-[.A27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73]-[.A272]" office:value-type="float" office:value="0">
            <text:p>0</text:p>
          </table:table-cell>
          <table:table-cell table:formula="of:=(IF([.C272]=0;(IF(([.A273]-[.A27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74]-[.A273]" office:value-type="float" office:value="0">
            <text:p>0</text:p>
          </table:table-cell>
          <table:table-cell table:formula="of:=(IF([.C273]=0;(IF(([.A274]-[.A27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75]-[.A274]" office:value-type="float" office:value="0">
            <text:p>0</text:p>
          </table:table-cell>
          <table:table-cell table:formula="of:=(IF([.C274]=0;(IF(([.A275]-[.A27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76]-[.A275]" office:value-type="float" office:value="0">
            <text:p>0</text:p>
          </table:table-cell>
          <table:table-cell table:formula="of:=(IF([.C275]=0;(IF(([.A276]-[.A27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77]-[.A276]" office:value-type="float" office:value="0">
            <text:p>0</text:p>
          </table:table-cell>
          <table:table-cell table:formula="of:=(IF([.C276]=0;(IF(([.A277]-[.A27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78]-[.A277]" office:value-type="float" office:value="0">
            <text:p>0</text:p>
          </table:table-cell>
          <table:table-cell table:formula="of:=(IF([.C277]=0;(IF(([.A278]-[.A27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79]-[.A278]" office:value-type="float" office:value="0">
            <text:p>0</text:p>
          </table:table-cell>
          <table:table-cell table:formula="of:=(IF([.C278]=0;(IF(([.A279]-[.A27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80]-[.A279]" office:value-type="float" office:value="0">
            <text:p>0</text:p>
          </table:table-cell>
          <table:table-cell table:formula="of:=(IF([.C279]=0;(IF(([.A280]-[.A27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81]-[.A280]" office:value-type="float" office:value="0">
            <text:p>0</text:p>
          </table:table-cell>
          <table:table-cell table:formula="of:=(IF([.C280]=0;(IF(([.A281]-[.A28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82]-[.A281]" office:value-type="float" office:value="0">
            <text:p>0</text:p>
          </table:table-cell>
          <table:table-cell table:formula="of:=(IF([.C281]=0;(IF(([.A282]-[.A28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83]-[.A282]" office:value-type="float" office:value="0">
            <text:p>0</text:p>
          </table:table-cell>
          <table:table-cell table:formula="of:=(IF([.C282]=0;(IF(([.A283]-[.A28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84]-[.A283]" office:value-type="float" office:value="0">
            <text:p>0</text:p>
          </table:table-cell>
          <table:table-cell table:formula="of:=(IF([.C283]=0;(IF(([.A284]-[.A28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85]-[.A284]" office:value-type="float" office:value="0">
            <text:p>0</text:p>
          </table:table-cell>
          <table:table-cell table:formula="of:=(IF([.C284]=0;(IF(([.A285]-[.A28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86]-[.A285]" office:value-type="float" office:value="0">
            <text:p>0</text:p>
          </table:table-cell>
          <table:table-cell table:formula="of:=(IF([.C285]=0;(IF(([.A286]-[.A28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87]-[.A286]" office:value-type="float" office:value="0">
            <text:p>0</text:p>
          </table:table-cell>
          <table:table-cell table:formula="of:=(IF([.C286]=0;(IF(([.A287]-[.A28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88]-[.A287]" office:value-type="float" office:value="0">
            <text:p>0</text:p>
          </table:table-cell>
          <table:table-cell table:formula="of:=(IF([.C287]=0;(IF(([.A288]-[.A28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89]-[.A288]" office:value-type="float" office:value="0">
            <text:p>0</text:p>
          </table:table-cell>
          <table:table-cell table:formula="of:=(IF([.C288]=0;(IF(([.A289]-[.A28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90]-[.A289]" office:value-type="float" office:value="0">
            <text:p>0</text:p>
          </table:table-cell>
          <table:table-cell table:formula="of:=(IF([.C289]=0;(IF(([.A290]-[.A28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91]-[.A290]" office:value-type="float" office:value="0">
            <text:p>0</text:p>
          </table:table-cell>
          <table:table-cell table:formula="of:=(IF([.C290]=0;(IF(([.A291]-[.A29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92]-[.A291]" office:value-type="float" office:value="0">
            <text:p>0</text:p>
          </table:table-cell>
          <table:table-cell table:formula="of:=(IF([.C291]=0;(IF(([.A292]-[.A29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93]-[.A292]" office:value-type="float" office:value="0">
            <text:p>0</text:p>
          </table:table-cell>
          <table:table-cell table:formula="of:=(IF([.C292]=0;(IF(([.A293]-[.A29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94]-[.A293]" office:value-type="float" office:value="0">
            <text:p>0</text:p>
          </table:table-cell>
          <table:table-cell table:formula="of:=(IF([.C293]=0;(IF(([.A294]-[.A29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95]-[.A294]" office:value-type="float" office:value="0">
            <text:p>0</text:p>
          </table:table-cell>
          <table:table-cell table:formula="of:=(IF([.C294]=0;(IF(([.A295]-[.A29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96]-[.A295]" office:value-type="float" office:value="0">
            <text:p>0</text:p>
          </table:table-cell>
          <table:table-cell table:formula="of:=(IF([.C295]=0;(IF(([.A296]-[.A29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97]-[.A296]" office:value-type="float" office:value="0">
            <text:p>0</text:p>
          </table:table-cell>
          <table:table-cell table:formula="of:=(IF([.C296]=0;(IF(([.A297]-[.A29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98]-[.A297]" office:value-type="float" office:value="0">
            <text:p>0</text:p>
          </table:table-cell>
          <table:table-cell table:formula="of:=(IF([.C297]=0;(IF(([.A298]-[.A29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299]-[.A298]" office:value-type="float" office:value="0">
            <text:p>0</text:p>
          </table:table-cell>
          <table:table-cell table:formula="of:=(IF([.C298]=0;(IF(([.A299]-[.A29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00]-[.A299]" office:value-type="float" office:value="0">
            <text:p>0</text:p>
          </table:table-cell>
          <table:table-cell table:formula="of:=(IF([.C299]=0;(IF(([.A300]-[.A29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01]-[.A300]" office:value-type="float" office:value="0">
            <text:p>0</text:p>
          </table:table-cell>
          <table:table-cell table:formula="of:=(IF([.C300]=0;(IF(([.A301]-[.A30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02]-[.A301]" office:value-type="float" office:value="0">
            <text:p>0</text:p>
          </table:table-cell>
          <table:table-cell table:formula="of:=(IF([.C301]=0;(IF(([.A302]-[.A30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03]-[.A302]" office:value-type="float" office:value="0">
            <text:p>0</text:p>
          </table:table-cell>
          <table:table-cell table:formula="of:=(IF([.C302]=0;(IF(([.A303]-[.A30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04]-[.A303]" office:value-type="float" office:value="0">
            <text:p>0</text:p>
          </table:table-cell>
          <table:table-cell table:formula="of:=(IF([.C303]=0;(IF(([.A304]-[.A30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05]-[.A304]" office:value-type="float" office:value="0">
            <text:p>0</text:p>
          </table:table-cell>
          <table:table-cell table:formula="of:=(IF([.C304]=0;(IF(([.A305]-[.A30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06]-[.A305]" office:value-type="float" office:value="0">
            <text:p>0</text:p>
          </table:table-cell>
          <table:table-cell table:formula="of:=(IF([.C305]=0;(IF(([.A306]-[.A30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07]-[.A306]" office:value-type="float" office:value="0">
            <text:p>0</text:p>
          </table:table-cell>
          <table:table-cell table:formula="of:=(IF([.C306]=0;(IF(([.A307]-[.A30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08]-[.A307]" office:value-type="float" office:value="0">
            <text:p>0</text:p>
          </table:table-cell>
          <table:table-cell table:formula="of:=(IF([.C307]=0;(IF(([.A308]-[.A30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09]-[.A308]" office:value-type="float" office:value="0">
            <text:p>0</text:p>
          </table:table-cell>
          <table:table-cell table:formula="of:=(IF([.C308]=0;(IF(([.A309]-[.A30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10]-[.A309]" office:value-type="float" office:value="0">
            <text:p>0</text:p>
          </table:table-cell>
          <table:table-cell table:formula="of:=(IF([.C309]=0;(IF(([.A310]-[.A30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11]-[.A310]" office:value-type="float" office:value="0">
            <text:p>0</text:p>
          </table:table-cell>
          <table:table-cell table:formula="of:=(IF([.C310]=0;(IF(([.A311]-[.A31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12]-[.A311]" office:value-type="float" office:value="0">
            <text:p>0</text:p>
          </table:table-cell>
          <table:table-cell table:formula="of:=(IF([.C311]=0;(IF(([.A312]-[.A31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13]-[.A312]" office:value-type="float" office:value="0">
            <text:p>0</text:p>
          </table:table-cell>
          <table:table-cell table:formula="of:=(IF([.C312]=0;(IF(([.A313]-[.A31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14]-[.A313]" office:value-type="float" office:value="0">
            <text:p>0</text:p>
          </table:table-cell>
          <table:table-cell table:formula="of:=(IF([.C313]=0;(IF(([.A314]-[.A31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15]-[.A314]" office:value-type="float" office:value="0">
            <text:p>0</text:p>
          </table:table-cell>
          <table:table-cell table:formula="of:=(IF([.C314]=0;(IF(([.A315]-[.A31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16]-[.A315]" office:value-type="float" office:value="0">
            <text:p>0</text:p>
          </table:table-cell>
          <table:table-cell table:formula="of:=(IF([.C315]=0;(IF(([.A316]-[.A31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17]-[.A316]" office:value-type="float" office:value="0">
            <text:p>0</text:p>
          </table:table-cell>
          <table:table-cell table:formula="of:=(IF([.C316]=0;(IF(([.A317]-[.A31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18]-[.A317]" office:value-type="float" office:value="0">
            <text:p>0</text:p>
          </table:table-cell>
          <table:table-cell table:formula="of:=(IF([.C317]=0;(IF(([.A318]-[.A31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19]-[.A318]" office:value-type="float" office:value="0">
            <text:p>0</text:p>
          </table:table-cell>
          <table:table-cell table:formula="of:=(IF([.C318]=0;(IF(([.A319]-[.A31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20]-[.A319]" office:value-type="float" office:value="0">
            <text:p>0</text:p>
          </table:table-cell>
          <table:table-cell table:formula="of:=(IF([.C319]=0;(IF(([.A320]-[.A31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21]-[.A320]" office:value-type="float" office:value="0">
            <text:p>0</text:p>
          </table:table-cell>
          <table:table-cell table:formula="of:=(IF([.C320]=0;(IF(([.A321]-[.A32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22]-[.A321]" office:value-type="float" office:value="0">
            <text:p>0</text:p>
          </table:table-cell>
          <table:table-cell table:formula="of:=(IF([.C321]=0;(IF(([.A322]-[.A32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23]-[.A322]" office:value-type="float" office:value="0">
            <text:p>0</text:p>
          </table:table-cell>
          <table:table-cell table:formula="of:=(IF([.C322]=0;(IF(([.A323]-[.A32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24]-[.A323]" office:value-type="float" office:value="0">
            <text:p>0</text:p>
          </table:table-cell>
          <table:table-cell table:formula="of:=(IF([.C323]=0;(IF(([.A324]-[.A32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25]-[.A324]" office:value-type="float" office:value="0">
            <text:p>0</text:p>
          </table:table-cell>
          <table:table-cell table:formula="of:=(IF([.C324]=0;(IF(([.A325]-[.A32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26]-[.A325]" office:value-type="float" office:value="0">
            <text:p>0</text:p>
          </table:table-cell>
          <table:table-cell table:formula="of:=(IF([.C325]=0;(IF(([.A326]-[.A32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27]-[.A326]" office:value-type="float" office:value="0">
            <text:p>0</text:p>
          </table:table-cell>
          <table:table-cell table:formula="of:=(IF([.C326]=0;(IF(([.A327]-[.A32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28]-[.A327]" office:value-type="float" office:value="0">
            <text:p>0</text:p>
          </table:table-cell>
          <table:table-cell table:formula="of:=(IF([.C327]=0;(IF(([.A328]-[.A32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29]-[.A328]" office:value-type="float" office:value="0">
            <text:p>0</text:p>
          </table:table-cell>
          <table:table-cell table:formula="of:=(IF([.C328]=0;(IF(([.A329]-[.A32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30]-[.A329]" office:value-type="float" office:value="0">
            <text:p>0</text:p>
          </table:table-cell>
          <table:table-cell table:formula="of:=(IF([.C329]=0;(IF(([.A330]-[.A32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31]-[.A330]" office:value-type="float" office:value="0">
            <text:p>0</text:p>
          </table:table-cell>
          <table:table-cell table:formula="of:=(IF([.C330]=0;(IF(([.A331]-[.A33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32]-[.A331]" office:value-type="float" office:value="0">
            <text:p>0</text:p>
          </table:table-cell>
          <table:table-cell table:formula="of:=(IF([.C331]=0;(IF(([.A332]-[.A33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33]-[.A332]" office:value-type="float" office:value="0">
            <text:p>0</text:p>
          </table:table-cell>
          <table:table-cell table:formula="of:=(IF([.C332]=0;(IF(([.A333]-[.A33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34]-[.A333]" office:value-type="float" office:value="0">
            <text:p>0</text:p>
          </table:table-cell>
          <table:table-cell table:formula="of:=(IF([.C333]=0;(IF(([.A334]-[.A33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35]-[.A334]" office:value-type="float" office:value="0">
            <text:p>0</text:p>
          </table:table-cell>
          <table:table-cell table:formula="of:=(IF([.C334]=0;(IF(([.A335]-[.A33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36]-[.A335]" office:value-type="float" office:value="0">
            <text:p>0</text:p>
          </table:table-cell>
          <table:table-cell table:formula="of:=(IF([.C335]=0;(IF(([.A336]-[.A33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37]-[.A336]" office:value-type="float" office:value="0">
            <text:p>0</text:p>
          </table:table-cell>
          <table:table-cell table:formula="of:=(IF([.C336]=0;(IF(([.A337]-[.A33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38]-[.A337]" office:value-type="float" office:value="0">
            <text:p>0</text:p>
          </table:table-cell>
          <table:table-cell table:formula="of:=(IF([.C337]=0;(IF(([.A338]-[.A33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39]-[.A338]" office:value-type="float" office:value="0">
            <text:p>0</text:p>
          </table:table-cell>
          <table:table-cell table:formula="of:=(IF([.C338]=0;(IF(([.A339]-[.A33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40]-[.A339]" office:value-type="float" office:value="0">
            <text:p>0</text:p>
          </table:table-cell>
          <table:table-cell table:formula="of:=(IF([.C339]=0;(IF(([.A340]-[.A33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41]-[.A340]" office:value-type="float" office:value="0">
            <text:p>0</text:p>
          </table:table-cell>
          <table:table-cell table:formula="of:=(IF([.C340]=0;(IF(([.A341]-[.A34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42]-[.A341]" office:value-type="float" office:value="0">
            <text:p>0</text:p>
          </table:table-cell>
          <table:table-cell table:formula="of:=(IF([.C341]=0;(IF(([.A342]-[.A34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43]-[.A342]" office:value-type="float" office:value="0">
            <text:p>0</text:p>
          </table:table-cell>
          <table:table-cell table:formula="of:=(IF([.C342]=0;(IF(([.A343]-[.A34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44]-[.A343]" office:value-type="float" office:value="0">
            <text:p>0</text:p>
          </table:table-cell>
          <table:table-cell table:formula="of:=(IF([.C343]=0;(IF(([.A344]-[.A34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45]-[.A344]" office:value-type="float" office:value="0">
            <text:p>0</text:p>
          </table:table-cell>
          <table:table-cell table:formula="of:=(IF([.C344]=0;(IF(([.A345]-[.A34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46]-[.A345]" office:value-type="float" office:value="0">
            <text:p>0</text:p>
          </table:table-cell>
          <table:table-cell table:formula="of:=(IF([.C345]=0;(IF(([.A346]-[.A34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47]-[.A346]" office:value-type="float" office:value="0">
            <text:p>0</text:p>
          </table:table-cell>
          <table:table-cell table:formula="of:=(IF([.C346]=0;(IF(([.A347]-[.A34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48]-[.A347]" office:value-type="float" office:value="0">
            <text:p>0</text:p>
          </table:table-cell>
          <table:table-cell table:formula="of:=(IF([.C347]=0;(IF(([.A348]-[.A34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49]-[.A348]" office:value-type="float" office:value="0">
            <text:p>0</text:p>
          </table:table-cell>
          <table:table-cell table:formula="of:=(IF([.C348]=0;(IF(([.A349]-[.A34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50]-[.A349]" office:value-type="float" office:value="0">
            <text:p>0</text:p>
          </table:table-cell>
          <table:table-cell table:formula="of:=(IF([.C349]=0;(IF(([.A350]-[.A34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51]-[.A350]" office:value-type="float" office:value="0">
            <text:p>0</text:p>
          </table:table-cell>
          <table:table-cell table:formula="of:=(IF([.C350]=0;(IF(([.A351]-[.A35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52]-[.A351]" office:value-type="float" office:value="0">
            <text:p>0</text:p>
          </table:table-cell>
          <table:table-cell table:formula="of:=(IF([.C351]=0;(IF(([.A352]-[.A35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53]-[.A352]" office:value-type="float" office:value="0">
            <text:p>0</text:p>
          </table:table-cell>
          <table:table-cell table:formula="of:=(IF([.C352]=0;(IF(([.A353]-[.A35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54]-[.A353]" office:value-type="float" office:value="0">
            <text:p>0</text:p>
          </table:table-cell>
          <table:table-cell table:formula="of:=(IF([.C353]=0;(IF(([.A354]-[.A35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55]-[.A354]" office:value-type="float" office:value="0">
            <text:p>0</text:p>
          </table:table-cell>
          <table:table-cell table:formula="of:=(IF([.C354]=0;(IF(([.A355]-[.A35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56]-[.A355]" office:value-type="float" office:value="0">
            <text:p>0</text:p>
          </table:table-cell>
          <table:table-cell table:formula="of:=(IF([.C355]=0;(IF(([.A356]-[.A35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57]-[.A356]" office:value-type="float" office:value="0">
            <text:p>0</text:p>
          </table:table-cell>
          <table:table-cell table:formula="of:=(IF([.C356]=0;(IF(([.A357]-[.A35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58]-[.A357]" office:value-type="float" office:value="0">
            <text:p>0</text:p>
          </table:table-cell>
          <table:table-cell table:formula="of:=(IF([.C357]=0;(IF(([.A358]-[.A35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59]-[.A358]" office:value-type="float" office:value="0">
            <text:p>0</text:p>
          </table:table-cell>
          <table:table-cell table:formula="of:=(IF([.C358]=0;(IF(([.A359]-[.A35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60]-[.A359]" office:value-type="float" office:value="0">
            <text:p>0</text:p>
          </table:table-cell>
          <table:table-cell table:formula="of:=(IF([.C359]=0;(IF(([.A360]-[.A35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61]-[.A360]" office:value-type="float" office:value="0">
            <text:p>0</text:p>
          </table:table-cell>
          <table:table-cell table:formula="of:=(IF([.C360]=0;(IF(([.A361]-[.A36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62]-[.A361]" office:value-type="float" office:value="0">
            <text:p>0</text:p>
          </table:table-cell>
          <table:table-cell table:formula="of:=(IF([.C361]=0;(IF(([.A362]-[.A36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63]-[.A362]" office:value-type="float" office:value="0">
            <text:p>0</text:p>
          </table:table-cell>
          <table:table-cell table:formula="of:=(IF([.C362]=0;(IF(([.A363]-[.A36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64]-[.A363]" office:value-type="float" office:value="0">
            <text:p>0</text:p>
          </table:table-cell>
          <table:table-cell table:formula="of:=(IF([.C363]=0;(IF(([.A364]-[.A36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65]-[.A364]" office:value-type="float" office:value="0">
            <text:p>0</text:p>
          </table:table-cell>
          <table:table-cell table:formula="of:=(IF([.C364]=0;(IF(([.A365]-[.A36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66]-[.A365]" office:value-type="float" office:value="0">
            <text:p>0</text:p>
          </table:table-cell>
          <table:table-cell table:formula="of:=(IF([.C365]=0;(IF(([.A366]-[.A36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67]-[.A366]" office:value-type="float" office:value="0">
            <text:p>0</text:p>
          </table:table-cell>
          <table:table-cell table:formula="of:=(IF([.C366]=0;(IF(([.A367]-[.A36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68]-[.A367]" office:value-type="float" office:value="0">
            <text:p>0</text:p>
          </table:table-cell>
          <table:table-cell table:formula="of:=(IF([.C367]=0;(IF(([.A368]-[.A36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69]-[.A368]" office:value-type="float" office:value="0">
            <text:p>0</text:p>
          </table:table-cell>
          <table:table-cell table:formula="of:=(IF([.C368]=0;(IF(([.A369]-[.A36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70]-[.A369]" office:value-type="float" office:value="0">
            <text:p>0</text:p>
          </table:table-cell>
          <table:table-cell table:formula="of:=(IF([.C369]=0;(IF(([.A370]-[.A36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71]-[.A370]" office:value-type="float" office:value="0">
            <text:p>0</text:p>
          </table:table-cell>
          <table:table-cell table:formula="of:=(IF([.C370]=0;(IF(([.A371]-[.A37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72]-[.A371]" office:value-type="float" office:value="0">
            <text:p>0</text:p>
          </table:table-cell>
          <table:table-cell table:formula="of:=(IF([.C371]=0;(IF(([.A372]-[.A37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73]-[.A372]" office:value-type="float" office:value="0">
            <text:p>0</text:p>
          </table:table-cell>
          <table:table-cell table:formula="of:=(IF([.C372]=0;(IF(([.A373]-[.A37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74]-[.A373]" office:value-type="float" office:value="0">
            <text:p>0</text:p>
          </table:table-cell>
          <table:table-cell table:formula="of:=(IF([.C373]=0;(IF(([.A374]-[.A37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75]-[.A374]" office:value-type="float" office:value="0">
            <text:p>0</text:p>
          </table:table-cell>
          <table:table-cell table:formula="of:=(IF([.C374]=0;(IF(([.A375]-[.A37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76]-[.A375]" office:value-type="float" office:value="0">
            <text:p>0</text:p>
          </table:table-cell>
          <table:table-cell table:formula="of:=(IF([.C375]=0;(IF(([.A376]-[.A37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77]-[.A376]" office:value-type="float" office:value="0">
            <text:p>0</text:p>
          </table:table-cell>
          <table:table-cell table:formula="of:=(IF([.C376]=0;(IF(([.A377]-[.A37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78]-[.A377]" office:value-type="float" office:value="0">
            <text:p>0</text:p>
          </table:table-cell>
          <table:table-cell table:formula="of:=(IF([.C377]=0;(IF(([.A378]-[.A37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79]-[.A378]" office:value-type="float" office:value="0">
            <text:p>0</text:p>
          </table:table-cell>
          <table:table-cell table:formula="of:=(IF([.C378]=0;(IF(([.A379]-[.A37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80]-[.A379]" office:value-type="float" office:value="0">
            <text:p>0</text:p>
          </table:table-cell>
          <table:table-cell table:formula="of:=(IF([.C379]=0;(IF(([.A380]-[.A37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81]-[.A380]" office:value-type="float" office:value="0">
            <text:p>0</text:p>
          </table:table-cell>
          <table:table-cell table:formula="of:=(IF([.C380]=0;(IF(([.A381]-[.A38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82]-[.A381]" office:value-type="float" office:value="0">
            <text:p>0</text:p>
          </table:table-cell>
          <table:table-cell table:formula="of:=(IF([.C381]=0;(IF(([.A382]-[.A38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83]-[.A382]" office:value-type="float" office:value="0">
            <text:p>0</text:p>
          </table:table-cell>
          <table:table-cell table:formula="of:=(IF([.C382]=0;(IF(([.A383]-[.A38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84]-[.A383]" office:value-type="float" office:value="0">
            <text:p>0</text:p>
          </table:table-cell>
          <table:table-cell table:formula="of:=(IF([.C383]=0;(IF(([.A384]-[.A38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85]-[.A384]" office:value-type="float" office:value="0">
            <text:p>0</text:p>
          </table:table-cell>
          <table:table-cell table:formula="of:=(IF([.C384]=0;(IF(([.A385]-[.A38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86]-[.A385]" office:value-type="float" office:value="0">
            <text:p>0</text:p>
          </table:table-cell>
          <table:table-cell table:formula="of:=(IF([.C385]=0;(IF(([.A386]-[.A38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87]-[.A386]" office:value-type="float" office:value="0">
            <text:p>0</text:p>
          </table:table-cell>
          <table:table-cell table:formula="of:=(IF([.C386]=0;(IF(([.A387]-[.A38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88]-[.A387]" office:value-type="float" office:value="0">
            <text:p>0</text:p>
          </table:table-cell>
          <table:table-cell table:formula="of:=(IF([.C387]=0;(IF(([.A388]-[.A38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89]-[.A388]" office:value-type="float" office:value="0">
            <text:p>0</text:p>
          </table:table-cell>
          <table:table-cell table:formula="of:=(IF([.C388]=0;(IF(([.A389]-[.A38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90]-[.A389]" office:value-type="float" office:value="0">
            <text:p>0</text:p>
          </table:table-cell>
          <table:table-cell table:formula="of:=(IF([.C389]=0;(IF(([.A390]-[.A38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91]-[.A390]" office:value-type="float" office:value="0">
            <text:p>0</text:p>
          </table:table-cell>
          <table:table-cell table:formula="of:=(IF([.C390]=0;(IF(([.A391]-[.A39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92]-[.A391]" office:value-type="float" office:value="0">
            <text:p>0</text:p>
          </table:table-cell>
          <table:table-cell table:formula="of:=(IF([.C391]=0;(IF(([.A392]-[.A39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93]-[.A392]" office:value-type="float" office:value="0">
            <text:p>0</text:p>
          </table:table-cell>
          <table:table-cell table:formula="of:=(IF([.C392]=0;(IF(([.A393]-[.A39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94]-[.A393]" office:value-type="float" office:value="0">
            <text:p>0</text:p>
          </table:table-cell>
          <table:table-cell table:formula="of:=(IF([.C393]=0;(IF(([.A394]-[.A39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95]-[.A394]" office:value-type="float" office:value="0">
            <text:p>0</text:p>
          </table:table-cell>
          <table:table-cell table:formula="of:=(IF([.C394]=0;(IF(([.A395]-[.A39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96]-[.A395]" office:value-type="float" office:value="0">
            <text:p>0</text:p>
          </table:table-cell>
          <table:table-cell table:formula="of:=(IF([.C395]=0;(IF(([.A396]-[.A39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97]-[.A396]" office:value-type="float" office:value="0">
            <text:p>0</text:p>
          </table:table-cell>
          <table:table-cell table:formula="of:=(IF([.C396]=0;(IF(([.A397]-[.A39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98]-[.A397]" office:value-type="float" office:value="0">
            <text:p>0</text:p>
          </table:table-cell>
          <table:table-cell table:formula="of:=(IF([.C397]=0;(IF(([.A398]-[.A39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399]-[.A398]" office:value-type="float" office:value="0">
            <text:p>0</text:p>
          </table:table-cell>
          <table:table-cell table:formula="of:=(IF([.C398]=0;(IF(([.A399]-[.A39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00]-[.A399]" office:value-type="float" office:value="0">
            <text:p>0</text:p>
          </table:table-cell>
          <table:table-cell table:formula="of:=(IF([.C399]=0;(IF(([.A400]-[.A39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01]-[.A400]" office:value-type="float" office:value="0">
            <text:p>0</text:p>
          </table:table-cell>
          <table:table-cell table:formula="of:=(IF([.C400]=0;(IF(([.A401]-[.A40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02]-[.A401]" office:value-type="float" office:value="0">
            <text:p>0</text:p>
          </table:table-cell>
          <table:table-cell table:formula="of:=(IF([.C401]=0;(IF(([.A402]-[.A40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03]-[.A402]" office:value-type="float" office:value="0">
            <text:p>0</text:p>
          </table:table-cell>
          <table:table-cell table:formula="of:=(IF([.C402]=0;(IF(([.A403]-[.A40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04]-[.A403]" office:value-type="float" office:value="0">
            <text:p>0</text:p>
          </table:table-cell>
          <table:table-cell table:formula="of:=(IF([.C403]=0;(IF(([.A404]-[.A40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05]-[.A404]" office:value-type="float" office:value="0">
            <text:p>0</text:p>
          </table:table-cell>
          <table:table-cell table:formula="of:=(IF([.C404]=0;(IF(([.A405]-[.A40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06]-[.A405]" office:value-type="float" office:value="0">
            <text:p>0</text:p>
          </table:table-cell>
          <table:table-cell table:formula="of:=(IF([.C405]=0;(IF(([.A406]-[.A40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07]-[.A406]" office:value-type="float" office:value="0">
            <text:p>0</text:p>
          </table:table-cell>
          <table:table-cell table:formula="of:=(IF([.C406]=0;(IF(([.A407]-[.A40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08]-[.A407]" office:value-type="float" office:value="0">
            <text:p>0</text:p>
          </table:table-cell>
          <table:table-cell table:formula="of:=(IF([.C407]=0;(IF(([.A408]-[.A40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09]-[.A408]" office:value-type="float" office:value="0">
            <text:p>0</text:p>
          </table:table-cell>
          <table:table-cell table:formula="of:=(IF([.C408]=0;(IF(([.A409]-[.A40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10]-[.A409]" office:value-type="float" office:value="0">
            <text:p>0</text:p>
          </table:table-cell>
          <table:table-cell table:formula="of:=(IF([.C409]=0;(IF(([.A410]-[.A40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11]-[.A410]" office:value-type="float" office:value="0">
            <text:p>0</text:p>
          </table:table-cell>
          <table:table-cell table:formula="of:=(IF([.C410]=0;(IF(([.A411]-[.A41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12]-[.A411]" office:value-type="float" office:value="0">
            <text:p>0</text:p>
          </table:table-cell>
          <table:table-cell table:formula="of:=(IF([.C411]=0;(IF(([.A412]-[.A41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13]-[.A412]" office:value-type="float" office:value="0">
            <text:p>0</text:p>
          </table:table-cell>
          <table:table-cell table:formula="of:=(IF([.C412]=0;(IF(([.A413]-[.A41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14]-[.A413]" office:value-type="float" office:value="0">
            <text:p>0</text:p>
          </table:table-cell>
          <table:table-cell table:formula="of:=(IF([.C413]=0;(IF(([.A414]-[.A41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15]-[.A414]" office:value-type="float" office:value="0">
            <text:p>0</text:p>
          </table:table-cell>
          <table:table-cell table:formula="of:=(IF([.C414]=0;(IF(([.A415]-[.A41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16]-[.A415]" office:value-type="float" office:value="0">
            <text:p>0</text:p>
          </table:table-cell>
          <table:table-cell table:formula="of:=(IF([.C415]=0;(IF(([.A416]-[.A41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17]-[.A416]" office:value-type="float" office:value="0">
            <text:p>0</text:p>
          </table:table-cell>
          <table:table-cell table:formula="of:=(IF([.C416]=0;(IF(([.A417]-[.A41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18]-[.A417]" office:value-type="float" office:value="0">
            <text:p>0</text:p>
          </table:table-cell>
          <table:table-cell table:formula="of:=(IF([.C417]=0;(IF(([.A418]-[.A41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19]-[.A418]" office:value-type="float" office:value="0">
            <text:p>0</text:p>
          </table:table-cell>
          <table:table-cell table:formula="of:=(IF([.C418]=0;(IF(([.A419]-[.A41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20]-[.A419]" office:value-type="float" office:value="0">
            <text:p>0</text:p>
          </table:table-cell>
          <table:table-cell table:formula="of:=(IF([.C419]=0;(IF(([.A420]-[.A41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21]-[.A420]" office:value-type="float" office:value="0">
            <text:p>0</text:p>
          </table:table-cell>
          <table:table-cell table:formula="of:=(IF([.C420]=0;(IF(([.A421]-[.A42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22]-[.A421]" office:value-type="float" office:value="0">
            <text:p>0</text:p>
          </table:table-cell>
          <table:table-cell table:formula="of:=(IF([.C421]=0;(IF(([.A422]-[.A42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23]-[.A422]" office:value-type="float" office:value="0">
            <text:p>0</text:p>
          </table:table-cell>
          <table:table-cell table:formula="of:=(IF([.C422]=0;(IF(([.A423]-[.A42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24]-[.A423]" office:value-type="float" office:value="0">
            <text:p>0</text:p>
          </table:table-cell>
          <table:table-cell table:formula="of:=(IF([.C423]=0;(IF(([.A424]-[.A42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25]-[.A424]" office:value-type="float" office:value="0">
            <text:p>0</text:p>
          </table:table-cell>
          <table:table-cell table:formula="of:=(IF([.C424]=0;(IF(([.A425]-[.A42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26]-[.A425]" office:value-type="float" office:value="0">
            <text:p>0</text:p>
          </table:table-cell>
          <table:table-cell table:formula="of:=(IF([.C425]=0;(IF(([.A426]-[.A42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27]-[.A426]" office:value-type="float" office:value="0">
            <text:p>0</text:p>
          </table:table-cell>
          <table:table-cell table:formula="of:=(IF([.C426]=0;(IF(([.A427]-[.A42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28]-[.A427]" office:value-type="float" office:value="0">
            <text:p>0</text:p>
          </table:table-cell>
          <table:table-cell table:formula="of:=(IF([.C427]=0;(IF(([.A428]-[.A42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29]-[.A428]" office:value-type="float" office:value="0">
            <text:p>0</text:p>
          </table:table-cell>
          <table:table-cell table:formula="of:=(IF([.C428]=0;(IF(([.A429]-[.A42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30]-[.A429]" office:value-type="float" office:value="0">
            <text:p>0</text:p>
          </table:table-cell>
          <table:table-cell table:formula="of:=(IF([.C429]=0;(IF(([.A430]-[.A42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31]-[.A430]" office:value-type="float" office:value="0">
            <text:p>0</text:p>
          </table:table-cell>
          <table:table-cell table:formula="of:=(IF([.C430]=0;(IF(([.A431]-[.A43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32]-[.A431]" office:value-type="float" office:value="0">
            <text:p>0</text:p>
          </table:table-cell>
          <table:table-cell table:formula="of:=(IF([.C431]=0;(IF(([.A432]-[.A43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33]-[.A432]" office:value-type="float" office:value="0">
            <text:p>0</text:p>
          </table:table-cell>
          <table:table-cell table:formula="of:=(IF([.C432]=0;(IF(([.A433]-[.A43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34]-[.A433]" office:value-type="float" office:value="0">
            <text:p>0</text:p>
          </table:table-cell>
          <table:table-cell table:formula="of:=(IF([.C433]=0;(IF(([.A434]-[.A43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35]-[.A434]" office:value-type="float" office:value="0">
            <text:p>0</text:p>
          </table:table-cell>
          <table:table-cell table:formula="of:=(IF([.C434]=0;(IF(([.A435]-[.A43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36]-[.A435]" office:value-type="float" office:value="0">
            <text:p>0</text:p>
          </table:table-cell>
          <table:table-cell table:formula="of:=(IF([.C435]=0;(IF(([.A436]-[.A43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37]-[.A436]" office:value-type="float" office:value="0">
            <text:p>0</text:p>
          </table:table-cell>
          <table:table-cell table:formula="of:=(IF([.C436]=0;(IF(([.A437]-[.A43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38]-[.A437]" office:value-type="float" office:value="0">
            <text:p>0</text:p>
          </table:table-cell>
          <table:table-cell table:formula="of:=(IF([.C437]=0;(IF(([.A438]-[.A43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39]-[.A438]" office:value-type="float" office:value="0">
            <text:p>0</text:p>
          </table:table-cell>
          <table:table-cell table:formula="of:=(IF([.C438]=0;(IF(([.A439]-[.A43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40]-[.A439]" office:value-type="float" office:value="0">
            <text:p>0</text:p>
          </table:table-cell>
          <table:table-cell table:formula="of:=(IF([.C439]=0;(IF(([.A440]-[.A43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41]-[.A440]" office:value-type="float" office:value="0">
            <text:p>0</text:p>
          </table:table-cell>
          <table:table-cell table:formula="of:=(IF([.C440]=0;(IF(([.A441]-[.A44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42]-[.A441]" office:value-type="float" office:value="0">
            <text:p>0</text:p>
          </table:table-cell>
          <table:table-cell table:formula="of:=(IF([.C441]=0;(IF(([.A442]-[.A44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43]-[.A442]" office:value-type="float" office:value="0">
            <text:p>0</text:p>
          </table:table-cell>
          <table:table-cell table:formula="of:=(IF([.C442]=0;(IF(([.A443]-[.A44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44]-[.A443]" office:value-type="float" office:value="0">
            <text:p>0</text:p>
          </table:table-cell>
          <table:table-cell table:formula="of:=(IF([.C443]=0;(IF(([.A444]-[.A44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45]-[.A444]" office:value-type="float" office:value="0">
            <text:p>0</text:p>
          </table:table-cell>
          <table:table-cell table:formula="of:=(IF([.C444]=0;(IF(([.A445]-[.A44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46]-[.A445]" office:value-type="float" office:value="0">
            <text:p>0</text:p>
          </table:table-cell>
          <table:table-cell table:formula="of:=(IF([.C445]=0;(IF(([.A446]-[.A44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47]-[.A446]" office:value-type="float" office:value="0">
            <text:p>0</text:p>
          </table:table-cell>
          <table:table-cell table:formula="of:=(IF([.C446]=0;(IF(([.A447]-[.A44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48]-[.A447]" office:value-type="float" office:value="0">
            <text:p>0</text:p>
          </table:table-cell>
          <table:table-cell table:formula="of:=(IF([.C447]=0;(IF(([.A448]-[.A44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49]-[.A448]" office:value-type="float" office:value="0">
            <text:p>0</text:p>
          </table:table-cell>
          <table:table-cell table:formula="of:=(IF([.C448]=0;(IF(([.A449]-[.A44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50]-[.A449]" office:value-type="float" office:value="0">
            <text:p>0</text:p>
          </table:table-cell>
          <table:table-cell table:formula="of:=(IF([.C449]=0;(IF(([.A450]-[.A44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51]-[.A450]" office:value-type="float" office:value="0">
            <text:p>0</text:p>
          </table:table-cell>
          <table:table-cell table:formula="of:=(IF([.C450]=0;(IF(([.A451]-[.A45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52]-[.A451]" office:value-type="float" office:value="0">
            <text:p>0</text:p>
          </table:table-cell>
          <table:table-cell table:formula="of:=(IF([.C451]=0;(IF(([.A452]-[.A45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53]-[.A452]" office:value-type="float" office:value="0">
            <text:p>0</text:p>
          </table:table-cell>
          <table:table-cell table:formula="of:=(IF([.C452]=0;(IF(([.A453]-[.A45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54]-[.A453]" office:value-type="float" office:value="0">
            <text:p>0</text:p>
          </table:table-cell>
          <table:table-cell table:formula="of:=(IF([.C453]=0;(IF(([.A454]-[.A45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55]-[.A454]" office:value-type="float" office:value="0">
            <text:p>0</text:p>
          </table:table-cell>
          <table:table-cell table:formula="of:=(IF([.C454]=0;(IF(([.A455]-[.A45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56]-[.A455]" office:value-type="float" office:value="0">
            <text:p>0</text:p>
          </table:table-cell>
          <table:table-cell table:formula="of:=(IF([.C455]=0;(IF(([.A456]-[.A45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57]-[.A456]" office:value-type="float" office:value="0">
            <text:p>0</text:p>
          </table:table-cell>
          <table:table-cell table:formula="of:=(IF([.C456]=0;(IF(([.A457]-[.A45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58]-[.A457]" office:value-type="float" office:value="0">
            <text:p>0</text:p>
          </table:table-cell>
          <table:table-cell table:formula="of:=(IF([.C457]=0;(IF(([.A458]-[.A45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59]-[.A458]" office:value-type="float" office:value="0">
            <text:p>0</text:p>
          </table:table-cell>
          <table:table-cell table:formula="of:=(IF([.C458]=0;(IF(([.A459]-[.A45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60]-[.A459]" office:value-type="float" office:value="0">
            <text:p>0</text:p>
          </table:table-cell>
          <table:table-cell table:formula="of:=(IF([.C459]=0;(IF(([.A460]-[.A45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61]-[.A460]" office:value-type="float" office:value="0">
            <text:p>0</text:p>
          </table:table-cell>
          <table:table-cell table:formula="of:=(IF([.C460]=0;(IF(([.A461]-[.A46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62]-[.A461]" office:value-type="float" office:value="0">
            <text:p>0</text:p>
          </table:table-cell>
          <table:table-cell table:formula="of:=(IF([.C461]=0;(IF(([.A462]-[.A46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63]-[.A462]" office:value-type="float" office:value="0">
            <text:p>0</text:p>
          </table:table-cell>
          <table:table-cell table:formula="of:=(IF([.C462]=0;(IF(([.A463]-[.A46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64]-[.A463]" office:value-type="float" office:value="0">
            <text:p>0</text:p>
          </table:table-cell>
          <table:table-cell table:formula="of:=(IF([.C463]=0;(IF(([.A464]-[.A46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65]-[.A464]" office:value-type="float" office:value="0">
            <text:p>0</text:p>
          </table:table-cell>
          <table:table-cell table:formula="of:=(IF([.C464]=0;(IF(([.A465]-[.A46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66]-[.A465]" office:value-type="float" office:value="0">
            <text:p>0</text:p>
          </table:table-cell>
          <table:table-cell table:formula="of:=(IF([.C465]=0;(IF(([.A466]-[.A46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67]-[.A466]" office:value-type="float" office:value="0">
            <text:p>0</text:p>
          </table:table-cell>
          <table:table-cell table:formula="of:=(IF([.C466]=0;(IF(([.A467]-[.A46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68]-[.A467]" office:value-type="float" office:value="0">
            <text:p>0</text:p>
          </table:table-cell>
          <table:table-cell table:formula="of:=(IF([.C467]=0;(IF(([.A468]-[.A46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69]-[.A468]" office:value-type="float" office:value="0">
            <text:p>0</text:p>
          </table:table-cell>
          <table:table-cell table:formula="of:=(IF([.C468]=0;(IF(([.A469]-[.A46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70]-[.A469]" office:value-type="float" office:value="0">
            <text:p>0</text:p>
          </table:table-cell>
          <table:table-cell table:formula="of:=(IF([.C469]=0;(IF(([.A470]-[.A46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71]-[.A470]" office:value-type="float" office:value="0">
            <text:p>0</text:p>
          </table:table-cell>
          <table:table-cell table:formula="of:=(IF([.C470]=0;(IF(([.A471]-[.A47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72]-[.A471]" office:value-type="float" office:value="0">
            <text:p>0</text:p>
          </table:table-cell>
          <table:table-cell table:formula="of:=(IF([.C471]=0;(IF(([.A472]-[.A47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73]-[.A472]" office:value-type="float" office:value="0">
            <text:p>0</text:p>
          </table:table-cell>
          <table:table-cell table:formula="of:=(IF([.C472]=0;(IF(([.A473]-[.A47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74]-[.A473]" office:value-type="float" office:value="0">
            <text:p>0</text:p>
          </table:table-cell>
          <table:table-cell table:formula="of:=(IF([.C473]=0;(IF(([.A474]-[.A47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75]-[.A474]" office:value-type="float" office:value="0">
            <text:p>0</text:p>
          </table:table-cell>
          <table:table-cell table:formula="of:=(IF([.C474]=0;(IF(([.A475]-[.A47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76]-[.A475]" office:value-type="float" office:value="0">
            <text:p>0</text:p>
          </table:table-cell>
          <table:table-cell table:formula="of:=(IF([.C475]=0;(IF(([.A476]-[.A47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77]-[.A476]" office:value-type="float" office:value="0">
            <text:p>0</text:p>
          </table:table-cell>
          <table:table-cell table:formula="of:=(IF([.C476]=0;(IF(([.A477]-[.A47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78]-[.A477]" office:value-type="float" office:value="0">
            <text:p>0</text:p>
          </table:table-cell>
          <table:table-cell table:formula="of:=(IF([.C477]=0;(IF(([.A478]-[.A47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79]-[.A478]" office:value-type="float" office:value="0">
            <text:p>0</text:p>
          </table:table-cell>
          <table:table-cell table:formula="of:=(IF([.C478]=0;(IF(([.A479]-[.A47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80]-[.A479]" office:value-type="float" office:value="0">
            <text:p>0</text:p>
          </table:table-cell>
          <table:table-cell table:formula="of:=(IF([.C479]=0;(IF(([.A480]-[.A47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81]-[.A480]" office:value-type="float" office:value="0">
            <text:p>0</text:p>
          </table:table-cell>
          <table:table-cell table:formula="of:=(IF([.C480]=0;(IF(([.A481]-[.A48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82]-[.A481]" office:value-type="float" office:value="0">
            <text:p>0</text:p>
          </table:table-cell>
          <table:table-cell table:formula="of:=(IF([.C481]=0;(IF(([.A482]-[.A48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83]-[.A482]" office:value-type="float" office:value="0">
            <text:p>0</text:p>
          </table:table-cell>
          <table:table-cell table:formula="of:=(IF([.C482]=0;(IF(([.A483]-[.A48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84]-[.A483]" office:value-type="float" office:value="0">
            <text:p>0</text:p>
          </table:table-cell>
          <table:table-cell table:formula="of:=(IF([.C483]=0;(IF(([.A484]-[.A48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85]-[.A484]" office:value-type="float" office:value="0">
            <text:p>0</text:p>
          </table:table-cell>
          <table:table-cell table:formula="of:=(IF([.C484]=0;(IF(([.A485]-[.A48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86]-[.A485]" office:value-type="float" office:value="0">
            <text:p>0</text:p>
          </table:table-cell>
          <table:table-cell table:formula="of:=(IF([.C485]=0;(IF(([.A486]-[.A48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87]-[.A486]" office:value-type="float" office:value="0">
            <text:p>0</text:p>
          </table:table-cell>
          <table:table-cell table:formula="of:=(IF([.C486]=0;(IF(([.A487]-[.A48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88]-[.A487]" office:value-type="float" office:value="0">
            <text:p>0</text:p>
          </table:table-cell>
          <table:table-cell table:formula="of:=(IF([.C487]=0;(IF(([.A488]-[.A48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89]-[.A488]" office:value-type="float" office:value="0">
            <text:p>0</text:p>
          </table:table-cell>
          <table:table-cell table:formula="of:=(IF([.C488]=0;(IF(([.A489]-[.A48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90]-[.A489]" office:value-type="float" office:value="0">
            <text:p>0</text:p>
          </table:table-cell>
          <table:table-cell table:formula="of:=(IF([.C489]=0;(IF(([.A490]-[.A48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91]-[.A490]" office:value-type="float" office:value="0">
            <text:p>0</text:p>
          </table:table-cell>
          <table:table-cell table:formula="of:=(IF([.C490]=0;(IF(([.A491]-[.A49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92]-[.A491]" office:value-type="float" office:value="0">
            <text:p>0</text:p>
          </table:table-cell>
          <table:table-cell table:formula="of:=(IF([.C491]=0;(IF(([.A492]-[.A49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93]-[.A492]" office:value-type="float" office:value="0">
            <text:p>0</text:p>
          </table:table-cell>
          <table:table-cell table:formula="of:=(IF([.C492]=0;(IF(([.A493]-[.A49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94]-[.A493]" office:value-type="float" office:value="0">
            <text:p>0</text:p>
          </table:table-cell>
          <table:table-cell table:formula="of:=(IF([.C493]=0;(IF(([.A494]-[.A49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95]-[.A494]" office:value-type="float" office:value="0">
            <text:p>0</text:p>
          </table:table-cell>
          <table:table-cell table:formula="of:=(IF([.C494]=0;(IF(([.A495]-[.A49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96]-[.A495]" office:value-type="float" office:value="0">
            <text:p>0</text:p>
          </table:table-cell>
          <table:table-cell table:formula="of:=(IF([.C495]=0;(IF(([.A496]-[.A49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97]-[.A496]" office:value-type="float" office:value="0">
            <text:p>0</text:p>
          </table:table-cell>
          <table:table-cell table:formula="of:=(IF([.C496]=0;(IF(([.A497]-[.A49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98]-[.A497]" office:value-type="float" office:value="0">
            <text:p>0</text:p>
          </table:table-cell>
          <table:table-cell table:formula="of:=(IF([.C497]=0;(IF(([.A498]-[.A49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499]-[.A498]" office:value-type="float" office:value="0">
            <text:p>0</text:p>
          </table:table-cell>
          <table:table-cell table:formula="of:=(IF([.C498]=0;(IF(([.A499]-[.A49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00]-[.A499]" office:value-type="float" office:value="0">
            <text:p>0</text:p>
          </table:table-cell>
          <table:table-cell table:formula="of:=(IF([.C499]=0;(IF(([.A500]-[.A49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01]-[.A500]" office:value-type="float" office:value="0">
            <text:p>0</text:p>
          </table:table-cell>
          <table:table-cell table:formula="of:=(IF([.C500]=0;(IF(([.A501]-[.A50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02]-[.A501]" office:value-type="float" office:value="0">
            <text:p>0</text:p>
          </table:table-cell>
          <table:table-cell table:formula="of:=(IF([.C501]=0;(IF(([.A502]-[.A50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03]-[.A502]" office:value-type="float" office:value="0">
            <text:p>0</text:p>
          </table:table-cell>
          <table:table-cell table:formula="of:=(IF([.C502]=0;(IF(([.A503]-[.A50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04]-[.A503]" office:value-type="float" office:value="0">
            <text:p>0</text:p>
          </table:table-cell>
          <table:table-cell table:formula="of:=(IF([.C503]=0;(IF(([.A504]-[.A50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05]-[.A504]" office:value-type="float" office:value="0">
            <text:p>0</text:p>
          </table:table-cell>
          <table:table-cell table:formula="of:=(IF([.C504]=0;(IF(([.A505]-[.A50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06]-[.A505]" office:value-type="float" office:value="0">
            <text:p>0</text:p>
          </table:table-cell>
          <table:table-cell table:formula="of:=(IF([.C505]=0;(IF(([.A506]-[.A50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07]-[.A506]" office:value-type="float" office:value="0">
            <text:p>0</text:p>
          </table:table-cell>
          <table:table-cell table:formula="of:=(IF([.C506]=0;(IF(([.A507]-[.A50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08]-[.A507]" office:value-type="float" office:value="0">
            <text:p>0</text:p>
          </table:table-cell>
          <table:table-cell table:formula="of:=(IF([.C507]=0;(IF(([.A508]-[.A50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09]-[.A508]" office:value-type="float" office:value="0">
            <text:p>0</text:p>
          </table:table-cell>
          <table:table-cell table:formula="of:=(IF([.C508]=0;(IF(([.A509]-[.A50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10]-[.A509]" office:value-type="float" office:value="0">
            <text:p>0</text:p>
          </table:table-cell>
          <table:table-cell table:formula="of:=(IF([.C509]=0;(IF(([.A510]-[.A50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11]-[.A510]" office:value-type="float" office:value="0">
            <text:p>0</text:p>
          </table:table-cell>
          <table:table-cell table:formula="of:=(IF([.C510]=0;(IF(([.A511]-[.A51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12]-[.A511]" office:value-type="float" office:value="0">
            <text:p>0</text:p>
          </table:table-cell>
          <table:table-cell table:formula="of:=(IF([.C511]=0;(IF(([.A512]-[.A51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13]-[.A512]" office:value-type="float" office:value="0">
            <text:p>0</text:p>
          </table:table-cell>
          <table:table-cell table:formula="of:=(IF([.C512]=0;(IF(([.A513]-[.A51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14]-[.A513]" office:value-type="float" office:value="0">
            <text:p>0</text:p>
          </table:table-cell>
          <table:table-cell table:formula="of:=(IF([.C513]=0;(IF(([.A514]-[.A51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15]-[.A514]" office:value-type="float" office:value="0">
            <text:p>0</text:p>
          </table:table-cell>
          <table:table-cell table:formula="of:=(IF([.C514]=0;(IF(([.A515]-[.A51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16]-[.A515]" office:value-type="float" office:value="0">
            <text:p>0</text:p>
          </table:table-cell>
          <table:table-cell table:formula="of:=(IF([.C515]=0;(IF(([.A516]-[.A51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17]-[.A516]" office:value-type="float" office:value="0">
            <text:p>0</text:p>
          </table:table-cell>
          <table:table-cell table:formula="of:=(IF([.C516]=0;(IF(([.A517]-[.A51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18]-[.A517]" office:value-type="float" office:value="0">
            <text:p>0</text:p>
          </table:table-cell>
          <table:table-cell table:formula="of:=(IF([.C517]=0;(IF(([.A518]-[.A51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19]-[.A518]" office:value-type="float" office:value="0">
            <text:p>0</text:p>
          </table:table-cell>
          <table:table-cell table:formula="of:=(IF([.C518]=0;(IF(([.A519]-[.A51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20]-[.A519]" office:value-type="float" office:value="0">
            <text:p>0</text:p>
          </table:table-cell>
          <table:table-cell table:formula="of:=(IF([.C519]=0;(IF(([.A520]-[.A51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21]-[.A520]" office:value-type="float" office:value="0">
            <text:p>0</text:p>
          </table:table-cell>
          <table:table-cell table:formula="of:=(IF([.C520]=0;(IF(([.A521]-[.A52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22]-[.A521]" office:value-type="float" office:value="0">
            <text:p>0</text:p>
          </table:table-cell>
          <table:table-cell table:formula="of:=(IF([.C521]=0;(IF(([.A522]-[.A52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23]-[.A522]" office:value-type="float" office:value="0">
            <text:p>0</text:p>
          </table:table-cell>
          <table:table-cell table:formula="of:=(IF([.C522]=0;(IF(([.A523]-[.A52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24]-[.A523]" office:value-type="float" office:value="0">
            <text:p>0</text:p>
          </table:table-cell>
          <table:table-cell table:formula="of:=(IF([.C523]=0;(IF(([.A524]-[.A52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25]-[.A524]" office:value-type="float" office:value="0">
            <text:p>0</text:p>
          </table:table-cell>
          <table:table-cell table:formula="of:=(IF([.C524]=0;(IF(([.A525]-[.A52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26]-[.A525]" office:value-type="float" office:value="0">
            <text:p>0</text:p>
          </table:table-cell>
          <table:table-cell table:formula="of:=(IF([.C525]=0;(IF(([.A526]-[.A52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27]-[.A526]" office:value-type="float" office:value="0">
            <text:p>0</text:p>
          </table:table-cell>
          <table:table-cell table:formula="of:=(IF([.C526]=0;(IF(([.A527]-[.A52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28]-[.A527]" office:value-type="float" office:value="0">
            <text:p>0</text:p>
          </table:table-cell>
          <table:table-cell table:formula="of:=(IF([.C527]=0;(IF(([.A528]-[.A52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29]-[.A528]" office:value-type="float" office:value="0">
            <text:p>0</text:p>
          </table:table-cell>
          <table:table-cell table:formula="of:=(IF([.C528]=0;(IF(([.A529]-[.A52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30]-[.A529]" office:value-type="float" office:value="0">
            <text:p>0</text:p>
          </table:table-cell>
          <table:table-cell table:formula="of:=(IF([.C529]=0;(IF(([.A530]-[.A52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31]-[.A530]" office:value-type="float" office:value="0">
            <text:p>0</text:p>
          </table:table-cell>
          <table:table-cell table:formula="of:=(IF([.C530]=0;(IF(([.A531]-[.A53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32]-[.A531]" office:value-type="float" office:value="0">
            <text:p>0</text:p>
          </table:table-cell>
          <table:table-cell table:formula="of:=(IF([.C531]=0;(IF(([.A532]-[.A53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33]-[.A532]" office:value-type="float" office:value="0">
            <text:p>0</text:p>
          </table:table-cell>
          <table:table-cell table:formula="of:=(IF([.C532]=0;(IF(([.A533]-[.A53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34]-[.A533]" office:value-type="float" office:value="0">
            <text:p>0</text:p>
          </table:table-cell>
          <table:table-cell table:formula="of:=(IF([.C533]=0;(IF(([.A534]-[.A53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35]-[.A534]" office:value-type="float" office:value="0">
            <text:p>0</text:p>
          </table:table-cell>
          <table:table-cell table:formula="of:=(IF([.C534]=0;(IF(([.A535]-[.A53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36]-[.A535]" office:value-type="float" office:value="0">
            <text:p>0</text:p>
          </table:table-cell>
          <table:table-cell table:formula="of:=(IF([.C535]=0;(IF(([.A536]-[.A53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37]-[.A536]" office:value-type="float" office:value="0">
            <text:p>0</text:p>
          </table:table-cell>
          <table:table-cell table:formula="of:=(IF([.C536]=0;(IF(([.A537]-[.A53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38]-[.A537]" office:value-type="float" office:value="0">
            <text:p>0</text:p>
          </table:table-cell>
          <table:table-cell table:formula="of:=(IF([.C537]=0;(IF(([.A538]-[.A53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39]-[.A538]" office:value-type="float" office:value="0">
            <text:p>0</text:p>
          </table:table-cell>
          <table:table-cell table:formula="of:=(IF([.C538]=0;(IF(([.A539]-[.A53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40]-[.A539]" office:value-type="float" office:value="0">
            <text:p>0</text:p>
          </table:table-cell>
          <table:table-cell table:formula="of:=(IF([.C539]=0;(IF(([.A540]-[.A53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41]-[.A540]" office:value-type="float" office:value="0">
            <text:p>0</text:p>
          </table:table-cell>
          <table:table-cell table:formula="of:=(IF([.C540]=0;(IF(([.A541]-[.A54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42]-[.A541]" office:value-type="float" office:value="0">
            <text:p>0</text:p>
          </table:table-cell>
          <table:table-cell table:formula="of:=(IF([.C541]=0;(IF(([.A542]-[.A54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43]-[.A542]" office:value-type="float" office:value="0">
            <text:p>0</text:p>
          </table:table-cell>
          <table:table-cell table:formula="of:=(IF([.C542]=0;(IF(([.A543]-[.A54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44]-[.A543]" office:value-type="float" office:value="0">
            <text:p>0</text:p>
          </table:table-cell>
          <table:table-cell table:formula="of:=(IF([.C543]=0;(IF(([.A544]-[.A54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45]-[.A544]" office:value-type="float" office:value="0">
            <text:p>0</text:p>
          </table:table-cell>
          <table:table-cell table:formula="of:=(IF([.C544]=0;(IF(([.A545]-[.A54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46]-[.A545]" office:value-type="float" office:value="0">
            <text:p>0</text:p>
          </table:table-cell>
          <table:table-cell table:formula="of:=(IF([.C545]=0;(IF(([.A546]-[.A54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47]-[.A546]" office:value-type="float" office:value="0">
            <text:p>0</text:p>
          </table:table-cell>
          <table:table-cell table:formula="of:=(IF([.C546]=0;(IF(([.A547]-[.A54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48]-[.A547]" office:value-type="float" office:value="0">
            <text:p>0</text:p>
          </table:table-cell>
          <table:table-cell table:formula="of:=(IF([.C547]=0;(IF(([.A548]-[.A54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49]-[.A548]" office:value-type="float" office:value="0">
            <text:p>0</text:p>
          </table:table-cell>
          <table:table-cell table:formula="of:=(IF([.C548]=0;(IF(([.A549]-[.A54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50]-[.A549]" office:value-type="float" office:value="0">
            <text:p>0</text:p>
          </table:table-cell>
          <table:table-cell table:formula="of:=(IF([.C549]=0;(IF(([.A550]-[.A54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51]-[.A550]" office:value-type="float" office:value="0">
            <text:p>0</text:p>
          </table:table-cell>
          <table:table-cell table:formula="of:=(IF([.C550]=0;(IF(([.A551]-[.A55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52]-[.A551]" office:value-type="float" office:value="0">
            <text:p>0</text:p>
          </table:table-cell>
          <table:table-cell table:formula="of:=(IF([.C551]=0;(IF(([.A552]-[.A55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53]-[.A552]" office:value-type="float" office:value="0">
            <text:p>0</text:p>
          </table:table-cell>
          <table:table-cell table:formula="of:=(IF([.C552]=0;(IF(([.A553]-[.A55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54]-[.A553]" office:value-type="float" office:value="0">
            <text:p>0</text:p>
          </table:table-cell>
          <table:table-cell table:formula="of:=(IF([.C553]=0;(IF(([.A554]-[.A55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55]-[.A554]" office:value-type="float" office:value="0">
            <text:p>0</text:p>
          </table:table-cell>
          <table:table-cell table:formula="of:=(IF([.C554]=0;(IF(([.A555]-[.A55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56]-[.A555]" office:value-type="float" office:value="0">
            <text:p>0</text:p>
          </table:table-cell>
          <table:table-cell table:formula="of:=(IF([.C555]=0;(IF(([.A556]-[.A55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57]-[.A556]" office:value-type="float" office:value="0">
            <text:p>0</text:p>
          </table:table-cell>
          <table:table-cell table:formula="of:=(IF([.C556]=0;(IF(([.A557]-[.A55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58]-[.A557]" office:value-type="float" office:value="0">
            <text:p>0</text:p>
          </table:table-cell>
          <table:table-cell table:formula="of:=(IF([.C557]=0;(IF(([.A558]-[.A55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59]-[.A558]" office:value-type="float" office:value="0">
            <text:p>0</text:p>
          </table:table-cell>
          <table:table-cell table:formula="of:=(IF([.C558]=0;(IF(([.A559]-[.A55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60]-[.A559]" office:value-type="float" office:value="0">
            <text:p>0</text:p>
          </table:table-cell>
          <table:table-cell table:formula="of:=(IF([.C559]=0;(IF(([.A560]-[.A55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61]-[.A560]" office:value-type="float" office:value="0">
            <text:p>0</text:p>
          </table:table-cell>
          <table:table-cell table:formula="of:=(IF([.C560]=0;(IF(([.A561]-[.A56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62]-[.A561]" office:value-type="float" office:value="0">
            <text:p>0</text:p>
          </table:table-cell>
          <table:table-cell table:formula="of:=(IF([.C561]=0;(IF(([.A562]-[.A56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63]-[.A562]" office:value-type="float" office:value="0">
            <text:p>0</text:p>
          </table:table-cell>
          <table:table-cell table:formula="of:=(IF([.C562]=0;(IF(([.A563]-[.A56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64]-[.A563]" office:value-type="float" office:value="0">
            <text:p>0</text:p>
          </table:table-cell>
          <table:table-cell table:formula="of:=(IF([.C563]=0;(IF(([.A564]-[.A56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65]-[.A564]" office:value-type="float" office:value="0">
            <text:p>0</text:p>
          </table:table-cell>
          <table:table-cell table:formula="of:=(IF([.C564]=0;(IF(([.A565]-[.A56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66]-[.A565]" office:value-type="float" office:value="0">
            <text:p>0</text:p>
          </table:table-cell>
          <table:table-cell table:formula="of:=(IF([.C565]=0;(IF(([.A566]-[.A56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67]-[.A566]" office:value-type="float" office:value="0">
            <text:p>0</text:p>
          </table:table-cell>
          <table:table-cell table:formula="of:=(IF([.C566]=0;(IF(([.A567]-[.A56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68]-[.A567]" office:value-type="float" office:value="0">
            <text:p>0</text:p>
          </table:table-cell>
          <table:table-cell table:formula="of:=(IF([.C567]=0;(IF(([.A568]-[.A56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69]-[.A568]" office:value-type="float" office:value="0">
            <text:p>0</text:p>
          </table:table-cell>
          <table:table-cell table:formula="of:=(IF([.C568]=0;(IF(([.A569]-[.A56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70]-[.A569]" office:value-type="float" office:value="0">
            <text:p>0</text:p>
          </table:table-cell>
          <table:table-cell table:formula="of:=(IF([.C569]=0;(IF(([.A570]-[.A56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71]-[.A570]" office:value-type="float" office:value="0">
            <text:p>0</text:p>
          </table:table-cell>
          <table:table-cell table:formula="of:=(IF([.C570]=0;(IF(([.A571]-[.A57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72]-[.A571]" office:value-type="float" office:value="0">
            <text:p>0</text:p>
          </table:table-cell>
          <table:table-cell table:formula="of:=(IF([.C571]=0;(IF(([.A572]-[.A571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73]-[.A572]" office:value-type="float" office:value="0">
            <text:p>0</text:p>
          </table:table-cell>
          <table:table-cell table:formula="of:=(IF([.C572]=0;(IF(([.A573]-[.A572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74]-[.A573]" office:value-type="float" office:value="0">
            <text:p>0</text:p>
          </table:table-cell>
          <table:table-cell table:formula="of:=(IF([.C573]=0;(IF(([.A574]-[.A573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75]-[.A574]" office:value-type="float" office:value="0">
            <text:p>0</text:p>
          </table:table-cell>
          <table:table-cell table:formula="of:=(IF([.C574]=0;(IF(([.A575]-[.A574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76]-[.A575]" office:value-type="float" office:value="0">
            <text:p>0</text:p>
          </table:table-cell>
          <table:table-cell table:formula="of:=(IF([.C575]=0;(IF(([.A576]-[.A575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77]-[.A576]" office:value-type="float" office:value="0">
            <text:p>0</text:p>
          </table:table-cell>
          <table:table-cell table:formula="of:=(IF([.C576]=0;(IF(([.A577]-[.A576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78]-[.A577]" office:value-type="float" office:value="0">
            <text:p>0</text:p>
          </table:table-cell>
          <table:table-cell table:formula="of:=(IF([.C577]=0;(IF(([.A578]-[.A577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79]-[.A578]" office:value-type="float" office:value="0">
            <text:p>0</text:p>
          </table:table-cell>
          <table:table-cell table:formula="of:=(IF([.C578]=0;(IF(([.A579]-[.A578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80]-[.A579]" office:value-type="float" office:value="0">
            <text:p>0</text:p>
          </table:table-cell>
          <table:table-cell table:formula="of:=(IF([.C579]=0;(IF(([.A580]-[.A579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/>
          <table:table-cell/>
          <table:table-cell table:formula="of:=[.A581]-[.A580]" office:value-type="float" office:value="0">
            <text:p>0</text:p>
          </table:table-cell>
          <table:table-cell table:formula="of:=(IF([.C580]=0;(IF(([.A581]-[.A580])&gt;10;1;0));&quot;&quot;))" office:value-type="float" office:value="0">
            <text:p>0</text:p>
          </table:table-cell>
          <table:table-cell table:number-columns-repeated="100"/>
        </table:table-row>
        <table:table-row table:style-name="ro2">
          <table:table-cell/>
          <table:table-cell table:number-columns-repeated="104"/>
        </table:table-row>
        <table:table-row table:style-name="ro2" table:number-rows-repeated="1047994">
          <table:table-cell table:number-columns-repeated="105"/>
        </table:table-row>
        <table:table-row table:style-name="ro2">
          <table:table-cell table:number-columns-repeated="1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 style:data-style-name="N2" text:time-value="0000-00-00T21:23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0T22:18:48</dc:date>
    <dc:creator>Tomas Kovacik</dc:creator>
    <meta:generator>LibreOffice/4.0.2.2$Linux_X86_64 LibreOffice_project/400m0$Build-2</meta:generator>
    <meta:editing-duration>PT38M1S</meta:editing-duration>
    <meta:editing-cycles>3</meta:editing-cycles>
    <meta:document-statistic meta:table-count="1" meta:cell-count="2961" meta:object-count="0"/>
  </office:meta>
</office:document-meta>
</file>